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/>
    </style:style>
    <style:style style:name="P8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12" style:family="paragraph" style:parent-style-name="Standard">
      <style:text-properties fo:color="#000000" style:font-name="FreeMono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fo:color="#000000" style:font-name="Free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/>
    </style:style>
    <style:style style:name="P15" style:family="paragraph" style:parent-style-name="Standard">
      <style:paragraph-properties fo:text-align="start" style:justify-single-word="false"/>
      <style:text-properties fo:color="#000000"/>
    </style:style>
    <style:style style:name="P16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color="#ff0000" fo:font-size="20pt" style:font-size-asian="20pt" style:font-size-complex="20pt"/>
    </style:style>
    <style:style style:name="P19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FreeMono" fo:font-size="10pt" fo:language="en" fo:country="US" style:font-size-asian="10pt" style:font-size-complex="10pt"/>
    </style:style>
    <style:style style:name="T5" style:family="text">
      <style:text-properties fo:color="#00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style:font-name="Times New Roman"/>
    </style:style>
    <style:style style:name="T10" style:family="text">
      <style:text-properties fo:color="#0000ff" fo:language="en" fo:country="US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5. Especificación de la traducción</text:p>
      <text:p text:style-name="P1"/>
      <text:p text:style-name="Standard"><text:span text:style-name="Fuente_20_de_20_párrafo_20_predeter."><text:span text:style-name="T6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6">5.1.1. <text:s/>Arquitectura de la máquina P</text:span></text:span></text:p>
      <text:p text:style-name="Standard"><text:span text:style-name="Fuente_20_de_20_párrafo_20_predeter."><text:span text:style-name="T6"/></text:span></text:p>
      <text:p text:style-name="P18"><text:span text:style-name="Fuente_20_de_20_párrafo_20_predeter."><text:span text:style-name="T13">TODO</text:span></text:span></text:p>
      <text:p text:style-name="Standard"><text:span text:style-name="T1">La máquina P que se adjunta, implementada en Java, consiste en:</text:span>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P1"/>
      <text:p text:style-name="P19">TODO</text:p>
      <text:p text:style-name="P1"/>
      <text:p text:style-name="Standard"><text:span text:style-name="T1">El funcionamiento de la máquina P es:</text:span>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18">TODO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<text:soft-page-break/>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Código</text:p>
          </table:table-cell>
          <table:table-cell table:style-name="Tabla1.A1" office:value-type="string">
            <text:p text:style-name="P5">Nombre mnemotécnico</text:p>
          </table:table-cell>
          <table:table-cell table:style-name="Tabla1.A1" office:value-type="string">
            <text:p text:style-name="P5">Args</text:p>
          </table:table-cell>
          <table:table-cell table:style-name="Tabla1.A1" office:value-type="string">
            <text:p text:style-name="P5">Interacción con la pila</text:p>
          </table:table-cell>
          <table:table-cell table:style-name="Tabla1.E1" office:value-type="string">
            <text:p text:style-name="P5">Descripción</text:p>
          </table:table-cell>
        </table:table-row>
        <table:table-row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5">Para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 → …</text:p>
          </table:table-cell>
          <table:table-cell table:style-name="Tabla1.E2" office:value-type="string">
            <text:p text:style-name="P5">Detiene la ejecución.</text:p>
          </table:table-cell>
        </table:table-row>
        <table:table-row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5">Apila</text:p>
          </table:table-cell>
          <table:table-cell table:style-name="Tabla1.A2" office:value-type="string">
            <text:p text:style-name="P5">T dato</text:p>
          </table:table-cell>
          <table:table-cell table:style-name="Tabla1.A2" office:value-type="string">
            <text:p text:style-name="P5">… → …, T dato</text:p>
          </table:table-cell>
          <table:table-cell table:style-name="Tabla1.E2" office:value-type="string">
            <text:p text:style-name="P5">Apila en la pila el dato pasado como argumento.</text:p>
          </table:table-cell>
        </table:table-row>
        <table:table-row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5">Apila-dir</text:p>
          </table:table-cell>
          <table:table-cell table:style-name="Tabla1.A2" office:value-type="string">
            <text:p text:style-name="P5">Nat dir</text:p>
          </table:table-cell>
          <table:table-cell table:style-name="Tabla1.A2" office:value-type="string">
            <text:p text:style-name="P5">... → …, T M[dir]</text:p>
          </table:table-cell>
          <table:table-cell table:style-name="Tabla1.E2" office:value-type="string">
            <text:p text:style-name="P5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5">Desapila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alor → …</text:p>
          </table:table-cell>
          <table:table-cell table:style-name="Tabla1.E2" office:value-type="string">
            <text:p text:style-name="P5">Desapila el primer dato de la pila.</text:p>
          </table:table-cell>
        </table:table-row>
        <table:table-row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5">Desapilar-dir</text:p>
          </table:table-cell>
          <table:table-cell table:style-name="Tabla1.A2" office:value-type="string">
            <text:p text:style-name="P5">Nat dir</text:p>
          </table:table-cell>
          <table:table-cell table:style-name="Tabla1.A2" office:value-type="string">
            <text:p text:style-name="P5">…, T valor → …</text:p>
          </table:table-cell>
          <table:table-cell table:style-name="Tabla1.E2" office:value-type="string">
            <text:p text:style-name="P5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5">Menor</text:p>
          </table:table-cell>
          <table:table-cell table:style-name="Tabla1.A2" office:value-type="string">
            <text:p text:style-name="P5"><text:bookmark-start text:name="DDE_LINK"/>0<text:bookmark-end text:name="DDE_LINK"/></text:p>
          </table:table-cell>
          <table:table-cell table:style-name="Tabla1.A2" office:value-type="string">
            <text:p text:style-name="P7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5">res = t1 &lt; t2</text:p>
          </table:table-cell>
        </table:table-row>
        <table:table-row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5">Mayo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T v2 → …, Bool res</text:p>
          </table:table-cell>
          <table:table-cell table:style-name="Tabla1.E2" office:value-type="string">
            <text:p text:style-name="P5">res = t1 &gt; t2</text:p>
          </table:table-cell>
        </table:table-row>
        <table:table-row>
          <table:table-cell table:style-name="Tabla1.A2" office:value-type="string">
            <text:p text:style-name="P6">7</text:p>
          </table:table-cell>
          <table:table-cell table:style-name="Tabla1.A2" office:value-type="string">
            <text:p text:style-name="P5">MenorIg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T v2 → …, Bool res</text:p>
          </table:table-cell>
          <table:table-cell table:style-name="Tabla1.E2" office:value-type="string">
            <text:p text:style-name="P5">res = t1 &lt;= t2</text:p>
          </table:table-cell>
        </table:table-row>
        <table:table-row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5">MayorIg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T v2 → …, Bool res</text:p>
          </table:table-cell>
          <table:table-cell table:style-name="Tabla1.E2" office:value-type="string">
            <text:p text:style-name="P5">res = t1 &gt;= t2</text:p>
          </table:table-cell>
        </table:table-row>
        <text:soft-page-break/>
        <table:table-row>
          <table:table-cell table:style-name="Tabla1.A2" office:value-type="string">
            <text:p text:style-name="P6">9</text:p>
          </table:table-cell>
          <table:table-cell table:style-name="Tabla1.A2" office:value-type="string">
            <text:p text:style-name="P5">Igual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T v2 → …, Bool res</text:p>
          </table:table-cell>
          <table:table-cell table:style-name="Tabla1.E2" office:value-type="string">
            <text:p text:style-name="P5">res = t1 == t2</text:p>
          </table:table-cell>
        </table:table-row>
        <table:table-row>
          <table:table-cell table:style-name="Tabla1.A2" office:value-type="string">
            <text:p text:style-name="P6">10</text:p>
          </table:table-cell>
          <table:table-cell table:style-name="Tabla1.A2" office:value-type="string">
            <text:p text:style-name="P5">No-Igual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T v2 → …, Bool res</text:p>
          </table:table-cell>
          <table:table-cell table:style-name="Tabla1.E2" office:value-type="string">
            <text:p text:style-name="P5">res = t1 != t2</text:p>
          </table:table-cell>
        </table:table-row>
        <table:table-row>
          <table:table-cell table:style-name="Tabla1.A2" office:value-type="string">
            <text:p text:style-name="P6">11</text:p>
          </table:table-cell>
          <table:table-cell table:style-name="Tabla1.A2" office:value-type="string">
            <text:p text:style-name="P5">Suma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1, T v2 → …, T res</text:p>
          </table:table-cell>
          <table:table-cell table:style-name="Tabla1.E2" office:value-type="string">
            <text:p text:style-name="P5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6">12</text:p>
          </table:table-cell>
          <table:table-cell table:style-name="Tabla1.A2" office:value-type="string">
            <text:p text:style-name="P5">Resta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5">res = v1 - v2. T tiene que ser un tipo numérico.</text:p>
          </table:table-cell>
        </table:table-row>
        <table:table-row>
          <table:table-cell table:style-name="Tabla1.A2" office:value-type="string">
            <text:p text:style-name="P6">13</text:p>
          </table:table-cell>
          <table:table-cell table:style-name="Tabla1.A2" office:value-type="string">
            <text:p text:style-name="P5">Mul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1, T v2 → …, T res</text:p>
          </table:table-cell>
          <table:table-cell table:style-name="Tabla1.E2" office:value-type="string">
            <text:p text:style-name="P5">res = v1 * v2. T tiene que ser un tipo numérico.</text:p>
          </table:table-cell>
        </table:table-row>
        <table:table-row>
          <table:table-cell table:style-name="Tabla1.A2" office:value-type="string">
            <text:p text:style-name="P6">14</text:p>
          </table:table-cell>
          <table:table-cell table:style-name="Tabla1.A2" office:value-type="string">
            <text:p text:style-name="P5">Div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1, T v2 → …, T res</text:p>
          </table:table-cell>
          <table:table-cell table:style-name="Tabla1.E2" office:value-type="string">
            <text:p text:style-name="P5">res = v1 / v2. T tiene que ser un tipo numérico.</text:p>
          </table:table-cell>
        </table:table-row>
        <table:table-row>
          <table:table-cell table:style-name="Tabla1.A2" office:value-type="string">
            <text:p text:style-name="P6">15</text:p>
          </table:table-cell>
          <table:table-cell table:style-name="Tabla1.A2" office:value-type="string">
            <text:p text:style-name="P5">Mod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Nat v2 → …, T res</text:p>
          </table:table-cell>
          <table:table-cell table:style-name="Tabla1.E2" office:value-type="string">
            <text:p text:style-name="P5">res = v1 % v2. T tiene que ser un tipo numérico.</text:p>
          </table:table-cell>
        </table:table-row>
        <table:table-row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5">Y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Bool v1, Bool v2 → …, Bool res</text:p>
          </table:table-cell>
          <table:table-cell table:style-name="Tabla1.E2" office:value-type="string">
            <text:p text:style-name="P5">res = v1 &amp;&amp; v2</text:p>
          </table:table-cell>
        </table:table-row>
        <table:table-row>
          <table:table-cell table:style-name="Tabla1.A2" office:value-type="string">
            <text:p text:style-name="P6">17</text:p>
          </table:table-cell>
          <table:table-cell table:style-name="Tabla1.A2" office:value-type="string">
            <text:p text:style-name="P5">O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Bool v1, Bool v2 → …, Bool res</text:p>
          </table:table-cell>
          <table:table-cell table:style-name="Tabla1.E2" office:value-type="string">
            <text:p text:style-name="P5">res = v1 || v2</text:p>
          </table:table-cell>
        </table:table-row>
        <table:table-row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5">No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Bool v → …, Bool res</text:p>
          </table:table-cell>
          <table:table-cell table:style-name="Tabla1.E2" office:value-type="string">
            <text:p text:style-name="P5">res = !v1</text:p>
          </table:table-cell>
        </table:table-row>
        <table:table-row>
          <table:table-cell table:style-name="Tabla1.A2" office:value-type="string">
            <text:p text:style-name="P6">19</text:p>
          </table:table-cell>
          <table:table-cell table:style-name="Tabla1.A2" office:value-type="string">
            <text:p text:style-name="P5">Negativo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 → T res</text:p>
          </table:table-cell>
          <table:table-cell table:style-name="Tabla1.E2" office:value-type="string">
            <text:p text:style-name="P5">res = -v. T tiene que ser un tipo numérico distinto a Nat</text:p>
          </table:table-cell>
        </table:table-row>
        <table:table-row>
          <table:table-cell table:style-name="Tabla1.A2" office:value-type="string">
            <text:p text:style-name="P6">20</text:p>
          </table:table-cell>
          <table:table-cell table:style-name="Tabla1.A2" office:value-type="string">
            <text:p text:style-name="P5">Shl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Nat v2 → …, T res</text:p>
          </table:table-cell>
          <table:table-cell table:style-name="Tabla1.E2" office:value-type="string">
            <text:p text:style-name="P5">res = v1 &lt;&lt; v2. T tiene que ser un tipo numérico.</text:p>
          </table:table-cell>
        </table:table-row>
        <table:table-row>
          <table:table-cell table:style-name="Tabla1.A2" office:value-type="string">
            <text:p text:style-name="P6">21</text:p>
          </table:table-cell>
          <table:table-cell table:style-name="Tabla1.A2" office:value-type="string">
            <text:p text:style-name="P5">Sh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Nat v2 → …, T res</text:p>
          </table:table-cell>
          <table:table-cell table:style-name="Tabla1.E2" office:value-type="string">
            <text:p text:style-name="P5">res = v1 &gt;&gt; v2. T tiene que ser un tipo numérico.</text:p>
          </table:table-cell>
        </table:table-row>
        <table:table-row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5">CastInt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 → Int res</text:p>
          </table:table-cell>
          <table:table-cell table:style-name="Tabla1.E2" office:value-type="string">
            <text:p text:style-name="P5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5">CastCha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 → Char res</text:p>
          </table:table-cell>
          <table:table-cell table:style-name="Tabla1.E2" office:value-type="string">
            <text:p text:style-name="P5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6">24</text:p>
          </table:table-cell>
          <table:table-cell table:style-name="Tabla1.A2" office:value-type="string">
            <text:p text:style-name="P5">CastFloat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 → Float res</text:p>
          </table:table-cell>
          <table:table-cell table:style-name="Tabla1.E2" office:value-type="string">
            <text:p text:style-name="P5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6">25</text:p>
          </table:table-cell>
          <table:table-cell table:style-name="Tabla1.A2" office:value-type="string">
            <text:p text:style-name="P5">CastNat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 → Nat res</text:p>
          </table:table-cell>
          <table:table-cell table:style-name="Tabla1.E2" office:value-type="string">
            <text:p text:style-name="P5">res = v como natural. Siguiendo la conversión especificada en este documento</text:p>
          </table:table-cell>
        </table:table-row>
        <table:table-row>
          <table:table-cell table:style-name="Tabla1.A28" office:value-type="float" office:value="26">
            <text:p text:style-name="P6">26</text:p>
          </table:table-cell>
          <table:table-cell table:style-name="Tabla1.A2" office:value-type="string">
            <text:p text:style-name="P5">Abs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, T v → …, T res</text:p>
          </table:table-cell>
          <table:table-cell table:style-name="Tabla1.E2" office:value-type="string">
            <text:p text:style-name="P5">res = | v | (excepto char y bool)</text:p>
          </table:table-cell>
        </table:table-row>
        <table:table-row>
          <table:table-cell table:style-name="Tabla1.A28" office:value-type="float" office:value="27">
            <text:p text:style-name="P6">27</text:p>
          </table:table-cell>
          <table:table-cell table:style-name="Tabla1.A2" office:value-type="string">
            <text:p text:style-name="P5">Salida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 → T res</text:p>
          </table:table-cell>
          <table:table-cell table:style-name="Tabla1.E2" office:value-type="string">
            <text:p text:style-name="P5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6">28</text:p>
          </table:table-cell>
          <table:table-cell table:style-name="Tabla1.A2" office:value-type="string">
            <text:p text:style-name="P5">Entrada_Bool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 → Bool id</text:p>
          </table:table-cell>
          <table:table-cell table:style-name="Tabla1.E2" office:value-type="string">
            <text:p text:style-name="P5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6">29</text:p>
          </table:table-cell>
          <table:table-cell table:style-name="Tabla1.A2" office:value-type="string">
            <text:p text:style-name="P5">Entrada_Char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 → Char id</text:p>
          </table:table-cell>
          <table:table-cell table:style-name="Tabla1.E2" office:value-type="string">
            <text:p text:style-name="P5">Entrada para identificadores de <text:soft-page-break/>tipo caracter.</text:p>
          </table:table-cell>
        </table:table-row>
        <table:table-row>
          <table:table-cell table:style-name="Tabla1.A28" office:value-type="float" office:value="30">
            <text:p text:style-name="P6">30</text:p>
          </table:table-cell>
          <table:table-cell table:style-name="Tabla1.A2" office:value-type="string">
            <text:p text:style-name="P5">Entrada_Float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 → Float id</text:p>
          </table:table-cell>
          <table:table-cell table:style-name="Tabla1.E2" office:value-type="string">
            <text:p text:style-name="P5">Entrada para identificadores de tipo real.</text:p>
          </table:table-cell>
        </table:table-row>
        <table:table-row>
          <table:table-cell table:style-name="Tabla1.A28" office:value-type="float" office:value="31">
            <text:p text:style-name="P6">31</text:p>
          </table:table-cell>
          <table:table-cell table:style-name="Tabla1.A2" office:value-type="string">
            <text:p text:style-name="P5">Entrada_Int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 → Integer id</text:p>
          </table:table-cell>
          <table:table-cell table:style-name="Tabla1.E2" office:value-type="string">
            <text:p text:style-name="P5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6">32</text:p>
          </table:table-cell>
          <table:table-cell table:style-name="Tabla1.A2" office:value-type="string">
            <text:p text:style-name="P5">Entrada_Nat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 → Nat id</text:p>
          </table:table-cell>
          <table:table-cell table:style-name="Tabla1.E2" office:value-type="string">
            <text:p text:style-name="P5">Entrada para identificadores de tipo natural.</text:p>
          </table:table-cell>
        </table:table-row>
      </table:table>
      <text:p text:style-name="P3"/>
      <text:p text:style-name="P16"/>
      <text:p text:style-name="Standard"><text:span text:style-name="Fuente_20_de_20_párrafo_20_predeter."><text:span text:style-name="T6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11"/>
      <text:p text:style-name="P12"><text:span text:style-name="T6">fun</text:span> inicio(numNiveles : int, tamDatos : int)</text:p>
      <text:p text:style-name="P12"><text:s text:c="4"/>apila(numNiveles+2)</text:p>
      <text:p text:style-name="P12"><text:s text:c="4"/>desapila-dir(1)</text:p>
      <text:p text:style-name="P12"><text:s text:c="4"/>apila(1+numNiveles+tamDatos)</text:p>
      <text:p text:style-name="P12"><text:s text:c="4"/>desapila-dir(0)</text:p>
      <text:p text:style-name="P13">ffun</text:p>
      <text:p text:style-name="P12"><text:span text:style-name="T6">cons</text:span> longInicio = 4</text:p>
      <text:p text:style-name="P12"/>
      <text:p text:style-name="P12"><text:span text:style-name="T6">fun</text:span> apila-ret(ret)</text:p>
      <text:p text:style-name="P12"><text:s text:c="4"/>apila-dir 0 <text:s/>||</text:p>
      <text:p text:style-name="P12"><text:s text:c="4"/>apila 1 <text:s text:c="5"/>||</text:p>
      <text:p text:style-name="P12"><text:s text:c="4"/>suma <text:s text:c="8"/>||</text:p>
      <text:p text:style-name="P12"><text:s text:c="4"/>apila ret <text:s text:c="3"/>||</text:p>
      <text:p text:style-name="P12"><text:s text:c="4"/>desapila-ind</text:p>
      <text:p text:style-name="P13">ffun</text:p>
      <text:p text:style-name="P12"><text:span text:style-name="T6">cons</text:span> longApilaRet = 5</text:p>
      <text:p text:style-name="P12"/>
      <text:p text:style-name="P12"><text:span text:style-name="T6">fun</text:span> prologo(nivel,tamlocales)</text:p>
      <text:p text:style-name="P12"><text:s text:c="4"/>apila-dir 0 <text:s text:c="10"/>||</text:p>
      <text:p text:style-name="P12"><text:s text:c="4"/>apila 2 <text:s text:c="14"/>||</text:p>
      <text:p text:style-name="P12"><text:s text:c="4"/>suma <text:s text:c="17"/>||</text:p>
      <text:p text:style-name="P12"><text:s text:c="4"/>apila-dir 1+nivel <text:s text:c="4"/>||</text:p>
      <text:p text:style-name="P12"><text:s text:c="4"/>desapila-ind <text:s text:c="9"/>|| // se reserva el display</text:p>
      <text:p text:style-name="P12"><text:s text:c="4"/>apila-dir 0 <text:s text:c="10"/>||</text:p>
      <text:p text:style-name="P12"><text:s text:c="4"/>apila 3 <text:s text:c="14"/>||</text:p>
      <text:p text:style-name="P12"><text:s text:c="4"/>suma <text:s text:c="17"/>||</text:p>
      <text:p text:style-name="P12"><text:s text:c="4"/>desapila-dir 1+nivel <text:s/>|| // se fija el valor del actual</text:p>
      <text:p text:style-name="P12"><text:s text:c="4"/>apila-dir 0 <text:s text:c="10"/>||</text:p>
      <text:p text:style-name="P12"><text:s text:c="4"/>apila tamlocales+2 <text:s text:c="3"/>||</text:p>
      <text:p text:style-name="P12"><text:s text:c="4"/>suma <text:s text:c="17"/>||</text:p>
      <text:p text:style-name="P12"><text:s text:c="4"/>desapila-dir 0 <text:s text:c="10"/>// se reserva espacio</text:p>
      <text:p text:style-name="P13">ffun</text:p>
      <text:p text:style-name="P12"><text:span text:style-name="T6">cons</text:span> longPrologo = 13</text:p>
      <text:p text:style-name="P12"/>
      <text:p text:style-name="P12"><text:span text:style-name="T6">fun</text:span> epilogo(nivel)</text:p>
      <text:p text:style-name="P12"><text:s text:c="4"/>apila-dir 1+nivel <text:s text:c="4"/>||</text:p>
      <text:p text:style-name="P12"><text:s text:c="4"/>apila 2 <text:s text:c="14"/>||</text:p>
      <text:p text:style-name="P12"><text:s text:c="4"/>resta <text:s text:c="16"/>||</text:p>
      <text:p text:style-name="P12"><text:s text:c="4"/>apila-ind <text:s text:c="12"/>|| // dir retorno</text:p>
      <text:p text:style-name="P12"><text:s text:c="4"/>apila-dir 1+nivel <text:s text:c="4"/>||</text:p>
      <text:p text:style-name="P12"><text:s text:c="4"/>apila 3 <text:s text:c="14"/>||</text:p>
      <text:p text:style-name="P12"><text:s text:c="4"/>resta <text:s text:c="16"/>||</text:p>
      <text:p text:style-name="P12"><text:s text:c="4"/>copia <text:s text:c="16"/>||</text:p>
      <text:p text:style-name="P12"><text:s text:c="4"/>desapila-dir 0 <text:s text:c="7"/>|| // cp</text:p>
      <text:p text:style-name="P12"><text:soft-page-break/><text:s text:c="4"/>apila 2 <text:s text:c="14"/>||</text:p>
      <text:p text:style-name="P12"><text:s text:c="4"/>suma <text:s text:c="17"/>||</text:p>
      <text:p text:style-name="P12"><text:s text:c="4"/>apila-ind <text:s text:c="12"/>||</text:p>
      <text:p text:style-name="P12"><text:s text:c="29"/>// recuperado antiguo display</text:p>
      <text:p text:style-name="P12"><text:s text:c="4"/>desapila-dir 1+nivel</text:p>
      <text:p text:style-name="P13">ffun</text:p>
      <text:p text:style-name="P12"><text:span text:style-name="T6">cons</text:span> longEpilogo = 13</text:p>
      <text:p text:style-name="P12"/>
      <text:p text:style-name="P12"><text:span text:style-name="T6">fun</text:span> accesoVar(infoID)</text:p>
      <text:p text:style-name="P12"><text:s text:c="4"/>apila-dir 1+infoID.nivel <text:s/>||</text:p>
      <text:p text:style-name="P12"><text:s text:c="4"/>apila infoID.dir <text:s text:c="9"/>||</text:p>
      <text:p text:style-name="P12"><text:s text:c="4"/>suma</text:p>
      <text:p text:style-name="P12"><text:s text:c="4"/><text:span text:style-name="T6">si</text:span> infoID.clase = pvar</text:p>
      <text:p text:style-name="P12"><text:s text:c="8"/>apila-ind</text:p>
      <text:p text:style-name="P12"><text:s text:c="4"/><text:span text:style-name="T6">si</text:span> <text:span text:style-name="T6">no</text:span></text:p>
      <text:p text:style-name="P12"><text:s text:c="8"/>λ</text:p>
      <text:p text:style-name="P13">ffun</text:p>
      <text:p text:style-name="P12"/>
      <text:p text:style-name="P12"><text:span text:style-name="T6">fun</text:span> longAccesoVar(infoID)</text:p>
      <text:p text:style-name="P12"><text:s text:c="4"/><text:span text:style-name="T6">si</text:span> infoID.clase = pvar entonces</text:p>
      <text:p text:style-name="P12"><text:s text:c="8"/>4</text:p>
      <text:p text:style-name="P12"><text:s text:c="4"/><text:span text:style-name="T6">si</text:span> <text:span text:style-name="T6">no</text:span></text:p>
      <text:p text:style-name="P12"><text:s text:c="8"/>3</text:p>
      <text:p text:style-name="P13">ffun</text:p>
      <text:p text:style-name="P12"/>
      <text:p text:style-name="P12"><text:span text:style-name="T6">fun</text:span> inicio(numNiveles,tamDatos)</text:p>
      <text:p text:style-name="P12"><text:s text:c="4"/>apila numNiveles+2</text:p>
      <text:p text:style-name="P12"><text:s text:c="4"/>desapila-dir 1</text:p>
      <text:p text:style-name="P12"><text:s text:c="4"/>apila 1+numNiveles+tamDatos</text:p>
      <text:p text:style-name="P12"><text:s text:c="4"/>desapila-dir 0</text:p>
      <text:p text:style-name="P13">ffun</text:p>
      <text:p text:style-name="P12"/>
      <text:p text:style-name="P12"><text:span text:style-name="T6">cons</text:span> longInicio = 4</text:p>
      <text:p text:style-name="P12"/>
      <text:p text:style-name="P12"><text:span text:style-name="T6">cons</text:span> inicio-paso = apila-dir(0) || apila(3) || suma</text:p>
      <text:p text:style-name="P12"/>
      <text:p text:style-name="P12"><text:span text:style-name="T6">cons</text:span> longInicioPaso = 3</text:p>
      <text:p text:style-name="P12"/>
      <text:p text:style-name="P12"><text:span text:style-name="T6">cons</text:span> fin-paso = desapila</text:p>
      <text:p text:style-name="P12"/>
      <text:p text:style-name="P12"><text:span text:style-name="T6">cons</text:span> longFinPaso = 1</text:p>
      <text:p text:style-name="P12"/>
      <text:p text:style-name="P12"><text:span text:style-name="T6">fun</text:span> direccionParFormal(pformal)</text:p>
      <text:p text:style-name="P12"><text:s text:c="4"/>devuelve</text:p>
      <text:p text:style-name="P12"><text:s text:c="8"/>apila(pformal.dir) ||</text:p>
      <text:p text:style-name="P12"><text:s text:c="8"/>suma</text:p>
      <text:p text:style-name="P13">ffun</text:p>
      <text:p text:style-name="P12"/>
      <text:p text:style-name="P12"><text:span text:style-name="T6">const</text:span> longdireccionParFormal = 2</text:p>
      <text:p text:style-name="P12"/>
      <text:p text:style-name="P12"><text:span text:style-name="T6">fun</text:span> pasoParametro(modoReal,pformal)</text:p>
      <text:p text:style-name="P12"><text:s text:c="4"/><text:span text:style-name="T6">devuelve</text:span></text:p>
      <text:p text:style-name="P12"><text:s text:c="8"/>(<text:span text:style-name="T6">si</text:span> pformal.modo = val ∧ modoReal = var</text:p>
      <text:p text:style-name="P12"><text:s text:c="12"/>mueve(pformal.tipo.tam) // copia del valor en el caso de expr. mem</text:p>
      <text:p text:style-name="P12"><text:s text:c="9"/><text:span text:style-name="T6">si</text:span> <text:span text:style-name="T6">no</text:span> desapila-ind <text:s text:c="7"/>// copia del valor, o bien de la dirección )</text:p>
      <text:p text:style-name="P13">ffun</text:p>
      <text:p text:style-name="P12"/>
      <text:p text:style-name="P12"><text:span text:style-name="T6">const</text:span> longPasoParametro = 1</text:p>
      <text:p text:style-name="P12"/>
      <text:p text:style-name="P12"><text:span text:style-name="T6">fun</text:span> accesoVar(infoID)</text:p>
      <text:p text:style-name="P12"><text:s text:c="4"/>devuelve</text:p>
      <text:p text:style-name="P12"><text:s text:c="8"/>apila-dir(1+infoID.nivel) ||</text:p>
      <text:p text:style-name="P12"><text:s text:c="8"/>apila(infoID.dir) ||</text:p>
      <text:p text:style-name="P12"><text:s text:c="8"/>suma</text:p>
      <text:p text:style-name="P12"><text:s text:c="8"/><text:span text:style-name="T6">si</text:span> infoID.clase == pvar</text:p>
      <text:p text:style-name="P12"><text:s text:c="12"/>apila-ind</text:p>
      <text:p text:style-name="P12"><text:soft-page-break/><text:s text:c="8"/><text:span text:style-name="T6">si no</text:span></text:p>
      <text:p text:style-name="P12"><text:s text:c="12"/>λ</text:p>
      <text:p text:style-name="P13">ffun</text:p>
      <text:p text:style-name="P12"/>
      <text:p text:style-name="P12"><text:span text:style-name="T6">fun</text:span> longAccesoVar(infoID)</text:p>
      <text:p text:style-name="P12"><text:s text:c="4"/><text:span text:style-name="T6">si</text:span> infoID.clase == pvar</text:p>
      <text:p text:style-name="P12"><text:s text:c="8"/>devuelve 4</text:p>
      <text:p text:style-name="P12"><text:s text:c="4"/><text:span text:style-name="T6">si no</text:span></text:p>
      <text:p text:style-name="P12"><text:s text:c="8"/>devuelve 3</text:p>
      <text:p text:style-name="P13">ffun</text:p>
      <text:p text:style-name="P12"/>
      <text:p text:style-name="P11"/>
      <text:p text:style-name="P10"/>
      <text:p text:style-name="Standard"><text:span text:style-name="Fuente_20_de_20_párrafo_20_predeter."><text:span text:style-name="T6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14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14"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5"/>
      <text:p text:style-name="P15">5.3.3 Atributo “n” y “nh”</text:p>
      <text:p text:style-name="P15"/>
      <text:p text:style-name="P15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14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5"/>
      <text:p text:style-name="P15">5.3.4 Atributo “tam”</text:p>
      <text:p text:style-name="P15"/>
      <text:p text:style-name="P15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15"/>
      <text:p text:style-name="P15">5.3.5 Atributos “props” y “propsop”</text:p>
      <text:p text:style-name="P15"/>
      <text:p text:style-name="P15"><text:soft-page-break/>Los atributos sintetizados “props” y “propsop” almacenan propiedades. Se trata de una tabla de propiedades que facilita la inserción posterior de estos valores en la tabla de símbolos.</text:p>
      <text:p text:style-name="P15">El atributo “props” almacena propiedades de chequeo de errores como el nombre de la variable o su tipo, mientras que “propsop” almacena valores operacionales que se usarán en la traducción (como la dirección de la variable</text:p>
      <text:p text:style-name="P15"><text:span text:style-name="T12"/></text:p>
      <text:p text:style-name="P15"><text:span text:style-name="T12">5.3.6 Atributo “modo”</text:span></text:p>
      <text:p text:style-name="P15"><text:span text:style-name="T12"/></text:p>
      <text:p text:style-name="P15"><text:span text:style-name="T12">El atributo sintetizado “modo” puede valer “val” o “var”, indicando en el primer caso que se trata de un valor y en el segundo que se trata de una variable. Dependiendo del valor de este atributo el acceso a la memoria (en asignación o en llamadas a procedimientos) es diferente.<text:line-break/>Por ejemplo, si la variable “a” vale 7, entonces la expresion “a” tiene modo “val”, sin embargo la expresión “a + 2” tiene modo “var”.</text:span></text:p>
      <text:p text:style-name="P15"><text:span text:style-name="T12"/></text:p>
      <text:p text:style-name="P15"><text:span text:style-name="T12">5.3.7 Atributo “parh”</text:span></text:p>
      <text:p text:style-name="P15"><text:span text:style-name="T12"/></text:p>
      <text:p text:style-name="P15"><text:span text:style-name="T12">El atributo heredado “parh” indica si el acceso a memoria es por valor o por referencia, de tal manera que si es false se entiende que se demanda la información por valor y por tanto se deja en la cima el valor de la expresión y en otro contrario (por variable) se deja la indirección.</text:span></text:p>
      <text:p text:style-name="P15"><text:span text:style-name="T12">Aunque “parh” y “modo” puedan parecerse, no son equivalentes. Principalmente porque mientras “modo” lo impone el acceso a memoria (sintetizado), “parh” lo impone la declaración del subprograma (si ese parámetro se declara o no por variable).</text:span></text:p>
      <text:p text:style-name="P3"/>
      <text:p text:style-name="P3"/>
      <text:p text:style-name="Standard"><text:span text:style-name="Fuente_20_de_20_párrafo_20_predeter."><text:span text:style-name="T6">5.4. Gramática de atributos</text:span></text:span></text:p>
      <text:p text:style-name="P2">Gramática de atributos que formaliza la traducción.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Programa → Decs &amp; Is</text:span></text:span></text:p>
      <text:p text:style-name="Standard"><text:span text:style-name="Fuente_20_de_20_párrafo_20_predeter."><text:span text:style-name="T4"><text:s text:c="4"/>Programa.cod <text:s/>= </text:span></text:span></text:p>
      <text:p text:style-name="Standard"><text:span text:style-name="Fuente_20_de_20_párrafo_20_predeter."><text:span text:style-name="T4"><text:s text:c="8"/>inicio(Decs.n,Decs.dir) ||</text:span></text:span></text:p>
      <text:p text:style-name="Standard"><text:span text:style-name="Fuente_20_de_20_párrafo_20_predeter."><text:span text:style-name="T4"><text:s text:c="8"/>ir-a(Decs.etq) <text:s text:c="9"/>||</text:span></text:span></text:p>
      <text:p text:style-name="Standard"><text:span text:style-name="Fuente_20_de_20_párrafo_20_predeter."><text:span text:style-name="T4"><text:s text:c="8"/>Decs.cod <text:s text:c="15"/>||</text:span></text:span></text:p>
      <text:p text:style-name="Standard"><text:span text:style-name="Fuente_20_de_20_párrafo_20_predeter."><text:span text:style-name="T4"><text:s text:c="8"/>Is.cod <text:s text:c="17"/>||</text:span></text:span></text:p>
      <text:p text:style-name="Standard"><text:span text:style-name="Fuente_20_de_20_párrafo_20_predeter."><text:span text:style-name="T4"><text:s text:c="8"/>stop</text:span></text:span></text:p>
      <text:p text:style-name="Standard"><text:span text:style-name="Fuente_20_de_20_párrafo_20_predeter."><text:span text:style-name="T4"><text:s text:c="4"/>Decs.etqh <text:s text:c="5"/>= longInicio + 1</text:span></text:span></text:p>
      <text:p text:style-name="Standard"><text:span text:style-name="Fuente_20_de_20_párrafo_20_predeter."><text:span text:style-name="T4"><text:s text:c="4"/>Is.etqh <text:s text:c="7"/>= Decs.etq</text:span></text:span></text:p>
      <text:p text:style-name="Standard"><text:span text:style-name="Fuente_20_de_20_párrafo_20_predeter."><text:span text:style-name="T4"><text:s text:c="4"/>Decs.dirh <text:s text:c="5"/>= 0</text:span></text:span></text:p>
      <text:p text:style-name="Standard"><text:span text:style-name="Fuente_20_de_20_párrafo_20_predeter."><text:span text:style-name="T4"><text:s text:c="4"/>Decs.nh <text:s text:c="7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Declaraciones → Declaraciones ; Declaracion</text:span></text:span></text:p>
      <text:p text:style-name="Standard"><text:span text:style-name="Fuente_20_de_20_párrafo_20_predeter."><text:span text:style-name="T4"><text:s text:c="4"/>Declaraciones0.ts <text:s text:c="6"/>= añadeID(Declaraciones1.ts,Declaracion.id,Declaracion.props ⊗ Declaracion.propsop)</text:span></text:span></text:p>
      <text:p text:style-name="Standard"><text:span text:style-name="Fuente_20_de_20_párrafo_20_predeter."><text:span text:style-name="T4"><text:s text:c="4"/>Declaraciones1.dirh <text:s text:c="4"/>= Declaraciones0.dirh</text:span></text:span></text:p>
      <text:p text:style-name="Standard"><text:span text:style-name="Fuente_20_de_20_párrafo_20_predeter."><text:span text:style-name="T4"><text:s text:c="4"/>Declaraciones0.dir <text:s text:c="5"/>= Declaraciones1.dir + Declaracion.tam</text:span></text:span></text:p>
      <text:p text:style-name="Standard"><text:span text:style-name="Fuente_20_de_20_párrafo_20_predeter."><text:span text:style-name="T4"><text:s text:c="4"/>Declaracion.dirh <text:s text:c="7"/>= Declaraciones1.dir</text:span></text:span></text:p>
      <text:p text:style-name="Standard"><text:span text:style-name="Fuente_20_de_20_párrafo_20_predeter."><text:span text:style-name="T4"><text:s text:c="4"/>Declaraciones1.nh <text:s text:c="6"/>= Declaraciones0.nh</text:span></text:span></text:p>
      <text:p text:style-name="Standard"><text:span text:style-name="Fuente_20_de_20_párrafo_20_predeter."><text:span text:style-name="T4"><text:s text:c="4"/>Declaraciones0.n <text:s text:c="7"/>= max(Declaraciones1.n,Declaracion.n)</text:span></text:span></text:p>
      <text:p text:style-name="Standard"><text:span text:style-name="Fuente_20_de_20_párrafo_20_predeter."><text:span text:style-name="T4"><text:s text:c="4"/>Declaraciones1.etqh <text:s text:c="4"/>= Declaraciones0.etqh</text:span></text:span></text:p>
      <text:p text:style-name="Standard"><text:span text:style-name="Fuente_20_de_20_párrafo_20_predeter."><text:span text:style-name="T4"><text:s text:c="4"/>Declaracion.etqh <text:s text:c="7"/>= Declaraciones1.etq</text:span></text:span></text:p>
      <text:p text:style-name="Standard"><text:span text:style-name="Fuente_20_de_20_párrafo_20_predeter."><text:span text:style-name="T4"><text:s text:c="4"/>Declaraciones0.etq <text:s text:c="5"/>= Declaracion.etq</text:span></text:span></text:p>
      <text:p text:style-name="Standard"><text:span text:style-name="Fuente_20_de_20_párrafo_20_predeter."><text:span text:style-name="T4"><text:s text:c="4"/>Declaraciones0.cod <text:s text:c="5"/>= Declaraciones1.cod ||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Declaraciones → Declaracion</text:span></text:span></text:p>
      <text:p text:style-name="Standard"><text:span text:style-name="Fuente_20_de_20_párrafo_20_predeter."><text:span text:style-name="T4"><text:s text:c="4"/>Declaraciones.ts <text:s text:c="7"/>= añadeID(creaTS(),Declaracion.id,Declaracion.props ⊗ Declaracion.propsop)</text:span></text:span></text:p>
      <text:p text:style-name="Standard"><text:span text:style-name="Fuente_20_de_20_párrafo_20_predeter."><text:span text:style-name="T4"><text:s text:c="4"/>Declaraciones.dir <text:s text:c="6"/>= Declaraciones.dirh + Declaracion.tam</text:span></text:span></text:p>
      <text:p text:style-name="Standard"><text:span text:style-name="Fuente_20_de_20_párrafo_20_predeter."><text:span text:style-name="T4"><text:s text:c="4"/>Declaracion.dirh <text:s text:c="7"/>= Declaraciones.dirh</text:span></text:span></text:p>
      <text:p text:style-name="Standard"><text:span text:style-name="Fuente_20_de_20_párrafo_20_predeter."><text:span text:style-name="T4"><text:s text:c="4"/>Declaracion.nh <text:s text:c="9"/>= Declaraciones.nh</text:span></text:span></text:p>
      <text:p text:style-name="Standard"><text:soft-page-break/><text:span text:style-name="Fuente_20_de_20_párrafo_20_predeter."><text:span text:style-name="T4"><text:s text:c="4"/>Declaraciones.n <text:s text:c="8"/>= Declaracion.n</text:span></text:span></text:p>
      <text:p text:style-name="Standard"><text:span text:style-name="Fuente_20_de_20_párrafo_20_predeter."><text:span text:style-name="T4"><text:s text:c="4"/>Declaracion.etqh <text:s text:c="7"/>= Declaraciones.etqh</text:span></text:span></text:p>
      <text:p text:style-name="Standard"><text:span text:style-name="Fuente_20_de_20_párrafo_20_predeter."><text:span text:style-name="T4"><text:s text:c="4"/>Declaraciones.etq <text:s text:c="6"/>= Declaracion.etq</text:span></text:span></text:p>
      <text:p text:style-name="Standard"><text:span text:style-name="Fuente_20_de_20_párrafo_20_predeter."><text:span text:style-name="T4"><text:s text:c="4"/>Declaraciones.cod <text:s text:c="6"/>= Declaracion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Declaracion → DecTipo</text:span></text:span></text:p>
      <text:p text:style-name="Standard"><text:span text:style-name="Fuente_20_de_20_párrafo_20_predeter."><text:span text:style-name="T4"><text:s text:c="4"/>Declaracion.propsop <text:s text:c="4"/>= &lt;&gt;</text:span></text:span></text:p>
      <text:p text:style-name="Standard"><text:span text:style-name="Fuente_20_de_20_párrafo_20_predeter."><text:span text:style-name="T4"><text:s text:c="4"/>Declaracion.tam <text:s text:c="8"/>= 0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Declaracion → DecVar</text:span></text:span></text:p>
      <text:p text:style-name="Standard"><text:span text:style-name="Fuente_20_de_20_párrafo_20_predeter."><text:span text:style-name="T4"><text:s text:c="4"/>DecVar.propsop <text:s text:c="9"/>= &lt;dir:Declaracion.dirh&gt;</text:span></text:span></text:p>
      <text:p text:style-name="Standard"><text:span text:style-name="Fuente_20_de_20_párrafo_20_predeter."><text:span text:style-name="T4"><text:s text:c="4"/>Declaracion.tam <text:s text:c="8"/>= DecVar.props.tipo.tam</text:span></text:span></text:p>
      <text:p text:style-name="Standard"><text:span text:style-name="Fuente_20_de_20_párrafo_20_predeter."><text:span text:style-name="T4"><text:s text:c="4"/>Declaracion.n <text:s text:c="10"/>= Declaracion.nh</text:span></text:span></text:p>
      <text:p text:style-name="Standard"><text:span text:style-name="Fuente_20_de_20_párrafo_20_predeter."><text:span text:style-name="T4"><text:s text:c="4"/>Declaracion.cod <text:s text:c="8"/>= λ</text:span></text:span></text:p>
      <text:p text:style-name="Standard"><text:span text:style-name="Fuente_20_de_20_párrafo_20_predeter."><text:span text:style-name="T4"><text:s text:c="4"/>Declaracion.etq <text:s text:c="8"/>= Declaracion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Declaracion → DecProc</text:span></text:span></text:p>
      <text:p text:style-name="Standard"><text:span text:style-name="Fuente_20_de_20_párrafo_20_predeter."><text:span text:style-name="T4"><text:s text:c="4"/>DecProc.nh <text:s text:c="13"/>= Declaracion.nh</text:span></text:span></text:p>
      <text:p text:style-name="Standard"><text:span text:style-name="Fuente_20_de_20_párrafo_20_predeter."><text:span text:style-name="T4"><text:s text:c="4"/>Declaracion.n <text:s text:c="10"/>= DecProc.n</text:span></text:span></text:p>
      <text:p text:style-name="Standard"><text:span text:style-name="Fuente_20_de_20_párrafo_20_predeter."><text:span text:style-name="T4"><text:s text:c="4"/>DecProc.etqh <text:s text:c="11"/>= Declaracion.etqh</text:span></text:span></text:p>
      <text:p text:style-name="Standard"><text:span text:style-name="Fuente_20_de_20_párrafo_20_predeter."><text:span text:style-name="T4"><text:s text:c="4"/>Declaracion.etq <text:s text:c="8"/>= DecProc.etq</text:span></text:span></text:p>
      <text:p text:style-name="Standard"><text:span text:style-name="Fuente_20_de_20_párrafo_20_predeter."><text:span text:style-name="T4"><text:s text:c="4"/>Declaracion.cod <text:s text:c="8"/>= DecProc.cod</text:span></text:span></text:p>
      <text:p text:style-name="Standard"><text:span text:style-name="Fuente_20_de_20_párrafo_20_predeter."><text:span text:style-name="T4"><text:s text:c="4"/>Declaracion.propsop <text:s text:c="4"/>= DecProc.propsop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Tipo → Boolean</text:span></text:span></text:p>
      <text:p text:style-name="Standard"><text:span text:style-name="Fuente_20_de_20_párrafo_20_predeter."><text:span text:style-name="T4"><text:s text:c="4"/>Tipo.tipo = &lt;t:boolean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Tipo → Character</text:span></text:span></text:p>
      <text:p text:style-name="Standard"><text:span text:style-name="Fuente_20_de_20_párrafo_20_predeter."><text:span text:style-name="T4"><text:s text:c="4"/>Tipo.tipo = &lt;t:charact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Tipo → Float</text:span></text:span></text:p>
      <text:p text:style-name="Standard"><text:span text:style-name="Fuente_20_de_20_párrafo_20_predeter."><text:span text:style-name="T4"><text:s text:c="4"/>Tipo.tipo = &lt;t:float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Tipo → Natural</text:span></text:span></text:p>
      <text:p text:style-name="Standard"><text:span text:style-name="Fuente_20_de_20_párrafo_20_predeter."><text:span text:style-name="T4"><text:s text:c="4"/>Tipo.tipo = &lt;t:natural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Tipo → Integer</text:span></text:span></text:p>
      <text:p text:style-name="Standard"><text:span text:style-name="Fuente_20_de_20_párrafo_20_predeter."><text:span text:style-name="T4"><text:s text:c="4"/>Tipo.tipo = &lt;t:integer,tam:1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Tipo → iden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ref,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am:Tipo.tsh[iden.lex]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Tipo → array [num] of Tipo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nelems:valorDe(num.lex),</text:span></text:span></text:p>
      <text:p text:style-name="Standard"><text:span text:style-name="Fuente_20_de_20_párrafo_20_predeter."><text:span text:style-name="T4"><text:s text:c="12"/>tbase:Tipo.tipo,</text:span></text:span></text:p>
      <text:p text:style-name="Standard"><text:span text:style-name="Fuente_20_de_20_párrafo_20_predeter."><text:span text:style-name="T4"><text:s text:c="12"/>tam:valorDe(num.lex)*Tipo1.tipo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Tipo → ^Tipo</text:span></text:span></text:p>
      <text:p text:style-name="Standard"><text:span text:style-name="Fuente_20_de_20_párrafo_20_predeter."><text:span text:style-name="T4"><text:s text:c="4"/>Tipo0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puntero,</text:span></text:span></text:p>
      <text:p text:style-name="Standard"><text:span text:style-name="Fuente_20_de_20_párrafo_20_predeter."><text:span text:style-name="T4"><text:s text:c="12"/>tbase:Tipo1.tipo,</text:span></text:span></text:p>
      <text:p text:style-name="Standard"><text:soft-page-break/><text:span text:style-name="Fuente_20_de_20_párrafo_20_predeter."><text:span text:style-name="T4"><text:s text:c="12"/>tam:1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Tipo → reg Campos freg</text:span></text:span></text:p>
      <text:p text:style-name="Standard"><text:span text:style-name="Fuente_20_de_20_párrafo_20_predeter."><text:span text:style-name="T4"><text:s text:c="4"/>Tipo.ti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t:array,</text:span></text:span></text:p>
      <text:p text:style-name="Standard"><text:span text:style-name="Fuente_20_de_20_párrafo_20_predeter."><text:span text:style-name="T4"><text:s text:c="12"/>campos:Campos.campos,</text:span></text:span></text:p>
      <text:p text:style-name="Standard"><text:span text:style-name="Fuente_20_de_20_párrafo_20_predeter."><text:span text:style-name="T4"><text:s text:c="12"/>tam:Campos.tam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Campos → Campos ; Campo</text:span></text:span></text:p>
      <text:p text:style-name="Standard"><text:span text:style-name="Fuente_20_de_20_párrafo_20_predeter."><text:span text:style-name="T4"><text:s text:c="4"/>Campos0.tam = Campos1.tam + Campo.tam</text:span></text:span></text:p>
      <text:p text:style-name="Standard"><text:span text:style-name="Fuente_20_de_20_párrafo_20_predeter."><text:span text:style-name="T4"><text:s text:c="4"/>Campo.desh <text:s/>= Campos1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Campos → Campo</text:span></text:span></text:p>
      <text:p text:style-name="Standard"><text:span text:style-name="Fuente_20_de_20_párrafo_20_predeter."><text:span text:style-name="T4"><text:s text:c="4"/>Campos.tam = Campo.tam</text:span></text:span></text:p>
      <text:p text:style-name="Standard"><text:span text:style-name="Fuente_20_de_20_párrafo_20_predeter."><text:span text:style-name="T4"><text:s text:c="4"/>Campo.desh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Campo → iden: Tipo</text:span></text:span></text:p>
      <text:p text:style-name="Standard"><text:span text:style-name="Fuente_20_de_20_párrafo_20_predeter."><text:span text:style-name="T4"><text:s text:c="4"/>Campo.campo =</text:span></text:span></text:p>
      <text:p text:style-name="Standard"><text:span text:style-name="Fuente_20_de_20_párrafo_20_predeter."><text:span text:style-name="T4"><text:s text:c="8"/>&lt;</text:span></text:span></text:p>
      <text:p text:style-name="Standard"><text:span text:style-name="Fuente_20_de_20_párrafo_20_predeter."><text:span text:style-name="T4"><text:s text:c="12"/>id:iden.lex,</text:span></text:span></text:p>
      <text:p text:style-name="Standard"><text:span text:style-name="Fuente_20_de_20_párrafo_20_predeter."><text:span text:style-name="T4"><text:s text:c="12"/>tipo:Tipo.tipo,</text:span></text:span></text:p>
      <text:p text:style-name="Standard"><text:span text:style-name="Fuente_20_de_20_párrafo_20_predeter."><text:span text:style-name="T4"><text:s text:c="12"/>desp:Campo.desph</text:span></text:span></text:p>
      <text:p text:style-name="Standard"><text:span text:style-name="Fuente_20_de_20_párrafo_20_predeter."><text:span text:style-name="T4"><text:s text:c="8"/>&gt;</text:span></text:span></text:p>
      <text:p text:style-name="Standard"><text:span text:style-name="Fuente_20_de_20_párrafo_20_predeter."><text:span text:style-name="T4"><text:s text:c="4"/>Campo.tam <text:s text:c="2"/>= Tipo.tam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DecProc → proc iden FParams Bloque fproc</text:span></text:span></text:p>
      <text:p text:style-name="Standard"><text:span text:style-name="Fuente_20_de_20_párrafo_20_predeter."><text:span text:style-name="T4"><text:s text:c="4"/>Bloque.dirh <text:s text:c="4"/>= FParams.dir</text:span></text:span></text:p>
      <text:p text:style-name="Standard"><text:span text:style-name="Fuente_20_de_20_párrafo_20_predeter."><text:span text:style-name="T4"><text:s text:c="4"/>FParams.nh <text:s text:c="5"/>= Bloque.nh = DecProc.nh + 1</text:span></text:span></text:p>
      <text:p text:style-name="Standard"><text:span text:style-name="Fuente_20_de_20_párrafo_20_predeter."><text:span text:style-name="T4"><text:s text:c="4"/>DecProc.n <text:s text:c="6"/>= Bloque.n</text:span></text:span></text:p>
      <text:p text:style-name="Standard"><text:span text:style-name="Fuente_20_de_20_párrafo_20_predeter."><text:span text:style-name="T4"><text:s text:c="4"/>DecProc.cod <text:s text:c="4"/>= Bloque.cod</text:span></text:span></text:p>
      <text:p text:style-name="Standard"><text:span text:style-name="Fuente_20_de_20_párrafo_20_predeter."><text:span text:style-name="T4"><text:s text:c="4"/>DecProc.propsop = &lt;inicio:Bloque.inicio&gt;</text:span></text:span></text:p>
      <text:p text:style-name="Standard"><text:span text:style-name="Fuente_20_de_20_párrafo_20_predeter."><text:span text:style-name="T4"><text:s text:c="4"/>Bloque.etqh <text:s text:c="4"/>= DecProc.etqh</text:span></text:span></text:p>
      <text:p text:style-name="Standard"><text:span text:style-name="Fuente_20_de_20_párrafo_20_predeter."><text:span text:style-name="T4"><text:s text:c="4"/>DecProc.etq <text:s text:c="4"/>= Bloque.etq</text:span></text:span></text:p>
      <text:p text:style-name="Standard"><text:span text:style-name="Fuente_20_de_20_párrafo_20_predeter."><text:span text:style-name="T4"><text:s text:c="4"/>Bloque.tsph <text:s text:c="4"/>=</text:span></text:span></text:p>
      <text:p text:style-name="Standard"><text:span text:style-name="Fuente_20_de_20_párrafo_20_predeter."><text:span text:style-name="T4"><text:s text:c="8"/>añadeID(</text:span></text:span></text:p>
      <text:p text:style-name="Standard"><text:span text:style-name="Fuente_20_de_20_párrafo_20_predeter."><text:span text:style-name="T4"><text:s text:c="12"/>FParams.ts,</text:span></text:span></text:p>
      <text:p text:style-name="Standard"><text:span text:style-name="Fuente_20_de_20_párrafo_20_predeter."><text:span text:style-name="T4"><text:s text:c="12"/>DecProp.id,</text:span></text:span></text:p>
      <text:p text:style-name="Standard"><text:span text:style-name="Fuente_20_de_20_párrafo_20_predeter."><text:span text:style-name="T4"><text:s text:c="12"/>DecProc.props⊗{nivel:DecsProp.nh+1}⊗DecProc.propsop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LAParams ::= LAParams, Expresion</text:span></text:span></text:p>
      <text:p text:style-name="Standard"><text:span text:style-name="Fuente_20_de_20_párrafo_20_predeter."><text:span text:style-name="T4"><text:s text:c="4"/>LAParams0.cod <text:s text:c="2"/>=</text:span></text:span></text:p>
      <text:p text:style-name="Standard"><text:span text:style-name="Fuente_20_de_20_párrafo_20_predeter."><text:span text:style-name="T4"><text:s text:c="8"/>LAParams1.cod ||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direccionParFormal(LAParams0.fparams[LAParams0.nparams])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s0.fparams[LAParams0.nparams])</text:span></text:span></text:p>
      <text:p text:style-name="Standard"><text:span text:style-name="Fuente_20_de_20_párrafo_20_predeter."><text:span text:style-name="T4"><text:s text:c="4"/>LAParams1.etqh <text:s/>= LAParams0.etqh</text:span></text:span></text:p>
      <text:p text:style-name="Standard"><text:span text:style-name="Fuente_20_de_20_párrafo_20_predeter."><text:span text:style-name="T4"><text:s text:c="4"/>Expresion.etqh <text:s/>= LAParams1.etq + 1 + longDireccionParFormal</text:span></text:span></text:p>
      <text:p text:style-name="Standard"><text:span text:style-name="Fuente_20_de_20_párrafo_20_predeter."><text:span text:style-name="T4"><text:s text:c="4"/>LAParams0.etq <text:s text:c="2"/>= Expresion.etq + longPasoParametro</text:span></text:span></text:p>
      <text:p text:style-name="Standard"><text:span text:style-name="Fuente_20_de_20_párrafo_20_predeter."><text:span text:style-name="T4"><text:s text:c="4"/>Expresion.parh <text:s/>= LAParams0.fparamsh[LAParams0.nparams].modo =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LAParams ::= Expresion</text:span></text:span></text:p>
      <text:p text:style-name="Standard"><text:span text:style-name="Fuente_20_de_20_párrafo_20_predeter."><text:span text:style-name="T4"><text:s text:c="4"/>LAParams.cod <text:s text:c="3"/>=</text:span></text:span></text:p>
      <text:p text:style-name="Standard"><text:span text:style-name="Fuente_20_de_20_párrafo_20_predeter."><text:span text:style-name="T4"><text:s text:c="8"/>copia ||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pasoParametro(Expresion.modo,LAParams.fparams[1])</text:span></text:span></text:p>
      <text:p text:style-name="Standard"><text:span text:style-name="Fuente_20_de_20_párrafo_20_predeter."><text:span text:style-name="T4"><text:s text:c="4"/>Expresion.etqh <text:s/>= LAParams.etq + 1</text:span></text:span></text:p>
      <text:p text:style-name="Standard"><text:span text:style-name="Fuente_20_de_20_párrafo_20_predeter."><text:span text:style-name="T4"><text:s text:c="4"/>LAParams.etq <text:s text:c="3"/>= Expresion.etq + longPasoParametro</text:span></text:span></text:p>
      <text:p text:style-name="Standard"><text:span text:style-name="Fuente_20_de_20_párrafo_20_predeter."><text:span text:style-name="T4"><text:s text:c="4"/>Expresion.parh <text:s/>= LAParams.fparamsh[1].modo == var</text:span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FParams → ( LFParams )</text:span></text:span></text:p>
      <text:p text:style-name="Standard"><text:span text:style-name="Fuente_20_de_20_párrafo_20_predeter."><text:span text:style-name="T4"><text:s text:c="4"/>FParams.dir = LFParams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FParams → λ</text:span></text:span></text:p>
      <text:p text:style-name="Standard"><text:span text:style-name="Fuente_20_de_20_párrafo_20_predeter."><text:span text:style-name="T5"><text:s text:c="4"/>FParams.dir 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3">LFParams → LFParams, FParam</text:span></text:span></text:p>
      <text:p text:style-name="Standard"><text:span text:style-name="Fuente_20_de_20_párrafo_20_predeter."><text:span text:style-name="T4"><text:s text:c="4"/>LFParams0.ts <text:s text:c="3"/>= añadeID(LFParams1.ts,FParam.id,</text:span></text:span></text:p>
      <text:p text:style-name="Standard"><text:span text:style-name="Fuente_20_de_20_párrafo_20_predeter."><text:span text:style-name="T4"><text:s text:c="27"/>FParam.props ⊗ &lt;dir:LFParams1.dir&gt;)</text:span></text:span></text:p>
      <text:p text:style-name="Standard"><text:span text:style-name="Fuente_20_de_20_párrafo_20_predeter."><text:span text:style-name="T4"><text:s text:c="4"/>LFParams0.dir <text:s text:c="2"/>= LFParams1.dir + FParam.tam</text:span></text:span></text:p>
      <text:p text:style-name="Standard"><text:span text:style-name="Fuente_20_de_20_párrafo_20_predeter."><text:span text:style-name="T4"><text:s text:c="4"/>FParam.dirh <text:s text:c="4"/>= LFParams1.di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LFParam → FParam</text:span></text:span></text:p>
      <text:p text:style-name="Standard"><text:span text:style-name="Fuente_20_de_20_párrafo_20_predeter."><text:span text:style-name="T4"><text:s text:c="4"/>LFParam.ts <text:s text:c="5"/>= añadeID(LFParam.tsph, FParam.id,FParam.props ⊗ &lt;dir:0&gt;)</text:span></text:span></text:p>
      <text:p text:style-name="Standard"><text:span text:style-name="Fuente_20_de_20_párrafo_20_predeter."><text:span text:style-name="T4"><text:s text:c="4"/>LFParam.dir <text:s text:c="4"/>= FParam.tam</text:span></text:span></text:p>
      <text:p text:style-name="Standard"><text:span text:style-name="Fuente_20_de_20_párrafo_20_predeter."><text:span text:style-name="T4"><text:s text:c="4"/>FParam.dirh <text:s text:c="4"/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FParam → var iden: Tipo</text:span></text:span></text:p>
      <text:p text:style-name="Standard"><text:span text:style-name="Fuente_20_de_20_párrafo_20_predeter."><text:span text:style-name="T4"><text:s text:c="4"/>FParam.tam <text:s text:c="5"/>= 1</text:span></text:span></text:p>
      <text:p text:style-name="Standard"><text:span text:style-name="Fuente_20_de_20_párrafo_20_predeter."><text:span text:style-name="T4"><text:s text:c="4"/>Fparam.param <text:s text:c="3"/>= &lt;modo: variable, tipo: Tipo.tipo, dir: Fparam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FParam → id: Tipo</text:span></text:span></text:p>
      <text:p text:style-name="Standard"><text:span text:style-name="Fuente_20_de_20_párrafo_20_predeter."><text:span text:style-name="T4"><text:s text:c="4"/>FParam.tam <text:s text:c="5"/>= Tipo.tipo.tam</text:span></text:span></text:p>
      <text:p text:style-name="Standard"><text:span text:style-name="Fuente_20_de_20_párrafo_20_predeter."><text:span text:style-name="T4"><text:s text:c="4"/>Fparam.param <text:s text:c="3"/>= &lt;modo: variable, tipo: Tipo.tipo, dir: Fparam.dirh&gt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Bloque → Decs &amp;&amp; Ins</text:span></text:span></text:p>
      <text:p text:style-name="Standard"><text:span text:style-name="Fuente_20_de_20_párrafo_20_predeter."><text:span text:style-name="T4"><text:s text:c="4"/>Decs.dirh <text:s text:c="6"/>= Bloque.dirh</text:span></text:span></text:p>
      <text:p text:style-name="Standard"><text:span text:style-name="Fuente_20_de_20_párrafo_20_predeter."><text:span text:style-name="T4"><text:s text:c="4"/>Decs.nh <text:s text:c="8"/>= Bloque.nh</text:span></text:span></text:p>
      <text:p text:style-name="Standard"><text:span text:style-name="Fuente_20_de_20_párrafo_20_predeter."><text:span text:style-name="T4"><text:s text:c="4"/>Bloque.n <text:s text:c="7"/>= Decs.n</text:span></text:span></text:p>
      <text:p text:style-name="Standard"><text:span text:style-name="Fuente_20_de_20_párrafo_20_predeter."><text:span text:style-name="T4"><text:s text:c="4"/>Decs.etqh <text:s text:c="6"/>= Bloque.etqh</text:span></text:span></text:p>
      <text:p text:style-name="Standard"><text:span text:style-name="Fuente_20_de_20_párrafo_20_predeter."><text:span text:style-name="T4"><text:s text:c="4"/>Bloque.inicio <text:s text:c="2"/>= Decs.etq</text:span></text:span></text:p>
      <text:p text:style-name="Standard"><text:span text:style-name="Fuente_20_de_20_párrafo_20_predeter."><text:span text:style-name="T4"><text:s text:c="4"/>Ins.etqh <text:s text:c="9"/>= Decs.etq + longPrologo</text:span></text:span></text:p>
      <text:p text:style-name="Standard"><text:span text:style-name="Fuente_20_de_20_párrafo_20_predeter."><text:span text:style-name="T4"><text:s text:c="4"/>Bloque.etq <text:s text:c="5"/>= Ins.etq + longEpilogo + 1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12"/>Decs.cod <text:s text:c="19"/>||</text:span></text:span></text:p>
      <text:p text:style-name="Standard"><text:span text:style-name="Fuente_20_de_20_párrafo_20_predeter."><text:span text:style-name="T4"><text:s text:c="12"/>prologo(Bloque.nh,Decs.dir) ||</text:span></text:span></text:p>
      <text:p text:style-name="Standard"><text:span text:style-name="Fuente_20_de_20_párrafo_20_predeter."><text:span text:style-name="T4"><text:s text:c="12"/>Ins.cod <text:s text:c="20"/>||</text:span></text:span></text:p>
      <text:p text:style-name="Standard"><text:span text:style-name="Fuente_20_de_20_párrafo_20_predeter."><text:span text:style-name="T4"><text:s text:c="12"/>epilogo(Bloque.nh) <text:s text:c="9"/>||</text:span></text:span></text:p>
      <text:p text:style-name="Standard"><text:span text:style-name="Fuente_20_de_20_párrafo_20_predeter."><text:span text:style-name="T4"><text:s text:c="12"/>ir-in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Bloque → Ins</text:span></text:span></text:p>
      <text:p text:style-name="Standard"><text:span text:style-name="Fuente_20_de_20_párrafo_20_predeter."><text:span text:style-name="T4"><text:s text:c="4"/>Bloque.n <text:s text:c="7"/>= Bloque.nh</text:span></text:span></text:p>
      <text:p text:style-name="Standard"><text:span text:style-name="Fuente_20_de_20_párrafo_20_predeter."><text:span text:style-name="T4"><text:s text:c="4"/>Bloque.cod <text:s text:c="5"/>=</text:span></text:span></text:p>
      <text:p text:style-name="Standard"><text:span text:style-name="Fuente_20_de_20_párrafo_20_predeter."><text:span text:style-name="T4"><text:s text:c="8"/>prologo(Bloque.nh,Bloque.dirh) <text:s/>||</text:span></text:span></text:p>
      <text:p text:style-name="Standard"><text:span text:style-name="Fuente_20_de_20_párrafo_20_predeter."><text:span text:style-name="T4"><text:s text:c="8"/>Ins.cod <text:s text:c="24"/>||</text:span></text:span></text:p>
      <text:p text:style-name="Standard"><text:span text:style-name="Fuente_20_de_20_párrafo_20_predeter."><text:span text:style-name="T4"><text:s text:c="8"/>epilogo(Bloque.nh) <text:s text:c="13"/>||</text:span></text:span></text:p>
      <text:p text:style-name="Standard"><text:span text:style-name="Fuente_20_de_20_párrafo_20_predeter."><text:span text:style-name="T4"><text:s text:c="8"/>ir-ind</text:span></text:span></text:p>
      <text:p text:style-name="Standard"><text:span text:style-name="Fuente_20_de_20_párrafo_20_predeter."><text:span text:style-name="T4"><text:s text:c="4"/>Ins.etqh <text:s text:c="7"/>= Bloque.etqh + longPrologo</text:span></text:span></text:p>
      <text:p text:style-name="Standard"><text:span text:style-name="Fuente_20_de_20_párrafo_20_predeter."><text:span text:style-name="T4"><text:s text:c="4"/>Bloque.inicio <text:s text:c="2"/>= Bloque.etqh</text:span></text:span></text:p>
      <text:p text:style-name="Standard"><text:span text:style-name="Fuente_20_de_20_párrafo_20_predeter."><text:span text:style-name="T4"><text:s text:c="4"/>Bloque.etq <text:s text:c="5"/>= Ins.etq + longEpilogo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Decs → Decs ; Dec</text:span></text:span></text:p>
      <text:p text:style-name="Standard"><text:span text:style-name="Fuente_20_de_20_párrafo_20_predeter."><text:span text:style-name="T4"><text:s text:c="4"/>Decs1.dirh = Decso.di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Decs → Dec</text:span></text:span></text:p>
      <text:p text:style-name="Standard"><text:span text:style-name="Fuente_20_de_20_párrafo_20_predeter."><text:span text:style-name="T5"><text:s text:c="4"/>Decs.dir =</text:span></text:span><text:span text:style-name="Fuente_20_de_20_párrafo_20_predeter."><text:span text:style-name="T4"> Decs.dirh + Dec.tam</text:span></text:span></text:p>
      <text:p text:style-name="Standard"><text:span text:style-name="Fuente_20_de_20_párrafo_20_predeter."><text:span text:style-name="T4"><text:s text:c="4"/>Dec.dirh = Decs.dirh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3">Inses → Ins ; Inses</text:span></text:span></text:p>
      <text:p text:style-name="Standard"><text:span text:style-name="Fuente_20_de_20_párrafo_20_predeter."><text:span text:style-name="T4"><text:s text:c="4"/>Inses0.cod <text:s text:c="3"/>= Ins.cod || Inses1.cod</text:span></text:span></text:p>
      <text:p text:style-name="Standard"><text:span text:style-name="Fuente_20_de_20_párrafo_20_predeter."><text:span text:style-name="T4"><text:s text:c="4"/>Ins1.etqh <text:s text:c="4"/>= Inses0.etqh</text:span></text:span></text:p>
      <text:p text:style-name="Standard"><text:span text:style-name="Fuente_20_de_20_párrafo_20_predeter."><text:span text:style-name="T4"><text:s text:c="4"/>Inses.etqh <text:s text:c="3"/>= Ins1.etq</text:span></text:span></text:p>
      <text:p text:style-name="Standard"><text:span text:style-name="Fuente_20_de_20_párrafo_20_predeter."><text:span text:style-name="T4"><text:s text:c="4"/>Inses0.etq <text:s text:c="3"/>= In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es → Ins</text:span></text:span></text:p>
      <text:p text:style-name="Standard"><text:span text:style-name="Fuente_20_de_20_párrafo_20_predeter."><text:span text:style-name="T4"><text:s text:c="4"/>Inses.cod <text:s text:c="2"/>= Ins.cod</text:span></text:span></text:p>
      <text:p text:style-name="Standard"><text:span text:style-name="Fuente_20_de_20_párrafo_20_predeter."><text:span text:style-name="T4"><text:s text:c="4"/>Ins.etqh <text:s text:c="3"/>= Inses.etqh</text:span></text:span></text:p>
      <text:p text:style-name="Standard"><text:span text:style-name="Fuente_20_de_20_párrafo_20_predeter."><text:span text:style-name="T4"><text:s text:c="4"/>Inses.etq <text:s text:c="2"/>= In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 → InsAsignacion</text:span></text:span></text:p>
      <text:p text:style-name="Standard"><text:span text:style-name="Fuente_20_de_20_párrafo_20_predeter."><text:span text:style-name="T4"><text:s text:c="4"/>Inses.cod <text:s text:c="14"/>= InsL.cod</text:span></text:span></text:p>
      <text:p text:style-name="Standard"><text:span text:style-name="Fuente_20_de_20_párrafo_20_predeter."><text:span text:style-name="T4"><text:s text:c="4"/>InsAsignacion.etqh <text:s text:c="5"/>= Ins.etzqh</text:span></text:span></text:p>
      <text:p text:style-name="Standard"><text:span text:style-name="Fuente_20_de_20_párrafo_20_predeter."><text:span text:style-name="T4"><text:s text:c="4"/>Ins.etq <text:s text:c="16"/>= Ins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 → InsLectura</text:span></text:span></text:p>
      <text:p text:style-name="Standard"><text:span text:style-name="Fuente_20_de_20_párrafo_20_predeter."><text:span text:style-name="T4"><text:s text:c="4"/>Ins.cod <text:s text:c="16"/>= InsLectura.cod</text:span></text:span></text:p>
      <text:p text:style-name="Standard"><text:span text:style-name="Fuente_20_de_20_párrafo_20_predeter."><text:span text:style-name="T4"><text:s text:c="4"/>InsLectura.etqh <text:s text:c="8"/>= Ins.etqh</text:span></text:span></text:p>
      <text:p text:style-name="Standard"><text:span text:style-name="Fuente_20_de_20_párrafo_20_predeter."><text:span text:style-name="T4"><text:s text:c="4"/>Ins.etq <text:s text:c="16"/>= InsLec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 → InsEscritura</text:span></text:span></text:p>
      <text:p text:style-name="Standard"><text:span text:style-name="Fuente_20_de_20_párrafo_20_predeter."><text:span text:style-name="T4"><text:s text:c="4"/>Ins.cod <text:s text:c="16"/>= InsEscritura.cod</text:span></text:span></text:p>
      <text:p text:style-name="Standard"><text:span text:style-name="Fuente_20_de_20_párrafo_20_predeter."><text:span text:style-name="T4"><text:s text:c="4"/>InsEscritura.etqh <text:s text:c="6"/>= Ins.etqh</text:span></text:span></text:p>
      <text:p text:style-name="Standard"><text:span text:style-name="Fuente_20_de_20_párrafo_20_predeter."><text:span text:style-name="T4"><text:s text:c="4"/>Ins.etq <text:s text:c="16"/>= InsEscritur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 → InsCompuesta</text:span></text:span></text:p>
      <text:p text:style-name="Standard"><text:span text:style-name="Fuente_20_de_20_párrafo_20_predeter."><text:span text:style-name="T4"><text:s text:c="4"/>Ins.cod <text:s text:c="16"/>= InsCompuesta.cod</text:span></text:span></text:p>
      <text:p text:style-name="Standard"><text:span text:style-name="Fuente_20_de_20_párrafo_20_predeter."><text:span text:style-name="T4"><text:s text:c="4"/>InsCompuesta.etqh <text:s text:c="6"/>= Ins.etqh</text:span></text:span></text:p>
      <text:p text:style-name="Standard"><text:span text:style-name="Fuente_20_de_20_párrafo_20_predeter."><text:span text:style-name="T4"><text:s text:c="4"/>Ins.etq <text:s text:c="16"/>= InsCompuesta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 → InsIf</text:span></text:span></text:p>
      <text:p text:style-name="Standard"><text:span text:style-name="Fuente_20_de_20_párrafo_20_predeter."><text:span text:style-name="T4"><text:s text:c="4"/>Ins.cod <text:s text:c="16"/>= InsIf.cod</text:span></text:span></text:p>
      <text:p text:style-name="Standard"><text:span text:style-name="Fuente_20_de_20_párrafo_20_predeter."><text:span text:style-name="T4"><text:s text:c="4"/>InsIf.etqh <text:s text:c="13"/>= Ins.etqh</text:span></text:span></text:p>
      <text:p text:style-name="Standard"><text:span text:style-name="Fuente_20_de_20_párrafo_20_predeter."><text:span text:style-name="T4"><text:s text:c="4"/>Ins.etq <text:s text:c="16"/>= InsIf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 → InsWhile</text:span></text:span></text:p>
      <text:p text:style-name="Standard"><text:span text:style-name="Fuente_20_de_20_párrafo_20_predeter."><text:span text:style-name="T4"><text:s text:c="4"/>Ins.cod <text:s text:c="16"/>= InsWhile.cod</text:span></text:span></text:p>
      <text:p text:style-name="Standard"><text:span text:style-name="Fuente_20_de_20_párrafo_20_predeter."><text:span text:style-name="T4"><text:s text:c="4"/>InsWhile.etqh <text:s text:c="10"/>= Ins.etqh</text:span></text:span></text:p>
      <text:p text:style-name="Standard"><text:span text:style-name="Fuente_20_de_20_párrafo_20_predeter."><text:span text:style-name="T4"><text:s text:c="4"/>Ins.etq <text:s text:c="16"/>= InsWhile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 → InsFor</text:span></text:span></text:p>
      <text:p text:style-name="Standard"><text:span text:style-name="Fuente_20_de_20_párrafo_20_predeter."><text:span text:style-name="T4"><text:s text:c="4"/>Ins.cod <text:s text:c="16"/>= InsFor.cod</text:span></text:span></text:p>
      <text:p text:style-name="Standard"><text:span text:style-name="Fuente_20_de_20_párrafo_20_predeter."><text:span text:style-name="T4"><text:s text:c="4"/>InsFor.etqh <text:s text:c="12"/>= Ins.etqh</text:span></text:span></text:p>
      <text:p text:style-name="Standard"><text:span text:style-name="Fuente_20_de_20_párrafo_20_predeter."><text:span text:style-name="T4"><text:s text:c="4"/>Ins.etq <text:s text:c="16"/>= InsFor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 → InsNew</text:span></text:span></text:p>
      <text:p text:style-name="Standard"><text:span text:style-name="Fuente_20_de_20_párrafo_20_predeter."><text:span text:style-name="T4"><text:s text:c="4"/>Ins.cod <text:s text:c="16"/>= InsNew.cod</text:span></text:span></text:p>
      <text:p text:style-name="Standard"><text:span text:style-name="Fuente_20_de_20_párrafo_20_predeter."><text:span text:style-name="T4"><text:s text:c="4"/>InsNew.etqh <text:s text:c="12"/>= Ins.etqh</text:span></text:span></text:p>
      <text:p text:style-name="Standard"><text:span text:style-name="Fuente_20_de_20_párrafo_20_predeter."><text:span text:style-name="T4"><text:s text:c="4"/>Ins.etq <text:s text:c="16"/>= InsNew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 → InsDis</text:span></text:span></text:p>
      <text:p text:style-name="Standard"><text:span text:style-name="Fuente_20_de_20_párrafo_20_predeter."><text:span text:style-name="T4"><text:s text:c="4"/>Ins.cod <text:s text:c="16"/>= InsDis.cod</text:span></text:span></text:p>
      <text:p text:style-name="Standard"><text:span text:style-name="Fuente_20_de_20_párrafo_20_predeter."><text:span text:style-name="T4"><text:s text:c="4"/>InsDis.etqh <text:s text:c="12"/>= Ins.etqh</text:span></text:span></text:p>
      <text:p text:style-name="Standard"><text:span text:style-name="Fuente_20_de_20_párrafo_20_predeter."><text:span text:style-name="T4"><text:s text:c="4"/>Ins.etq <text:s text:c="16"/>= InsD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 → InsCall</text:span></text:span></text:p>
      <text:p text:style-name="Standard"><text:span text:style-name="Fuente_20_de_20_párrafo_20_predeter."><text:span text:style-name="T4"><text:s text:c="4"/>InsCall.etqh <text:s text:c="11"/>= Ins.etqh</text:span></text:span></text:p>
      <text:p text:style-name="Standard"><text:span text:style-name="Fuente_20_de_20_párrafo_20_predeter."><text:span text:style-name="T4"><text:s text:c="4"/>Ins.etq <text:s text:c="16"/>= InsCall.etq</text:span></text:span></text:p>
      <text:p text:style-name="Standard"><text:span text:style-name="Fuente_20_de_20_párrafo_20_predeter."><text:span text:style-name="T4"><text:s text:c="4"/>Ins.cod <text:s text:c="16"/>= InsCall.cod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Lectura → in(id)</text:span></text:span></text:p>
      <text:p text:style-name="Standard"><text:span text:style-name="Fuente_20_de_20_párrafo_20_predeter."><text:span text:style-name="T4"><text:s text:c="4"/>InsLectura.cod <text:s/>= in InsLectura.tsh[id.lex].dir</text:span></text:span></text:p>
      <text:p text:style-name="Standard"><text:span text:style-name="Fuente_20_de_20_párrafo_20_predeter."><text:span text:style-name="T4"><text:s text:c="4"/>InsLectura.etq <text:s/>= InsLectura.etqh + 1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3">InsEscritura → out(Expresion)</text:span></text:span></text:p>
      <text:p text:style-name="Standard"><text:span text:style-name="Fuente_20_de_20_párrafo_20_predeter."><text:span text:style-name="T4"><text:s text:c="4"/>InsEscritura.cod <text:s text:c="2"/>= Expresion.cod || out</text:span></text:span></text:p>
      <text:p text:style-name="Standard"><text:span text:style-name="Fuente_20_de_20_párrafo_20_predeter."><text:span text:style-name="T4"><text:s text:c="4"/>Expresion.etqh <text:s text:c="10"/>= InsEscritura.etqh</text:span></text:span></text:p>
      <text:p text:style-name="Standard"><text:span text:style-name="Fuente_20_de_20_párrafo_20_predeter."><text:span text:style-name="T4"><text:s text:c="4"/>InsEscritura.etq <text:s text:c="2"/>= Expresion.etq + 1</text:span></text:span></text:p>
      <text:p text:style-name="Standard"><text:span text:style-name="Fuente_20_de_20_párrafo_20_predeter."><text:span text:style-name="T4"><text:s text:c="4"/>Expresion.parh <text:s text:c="10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Asignación → Mem := Expresion</text:span></text:span></text:p>
      <text:p text:style-name="Standard"><text:span text:style-name="Fuente_20_de_20_párrafo_20_predeter."><text:span text:style-name="T4"><text:s text:c="4"/>InsAsignación.cod =</text:span></text:span></text:p>
      <text:p text:style-name="Standard"><text:span text:style-name="Fuente_20_de_20_párrafo_20_predeter."><text:span text:style-name="T4"><text:s text:c="8"/>si esCompatibleConTipoBasico(Mem.tipo,Expresion.tsh)</text:span></text:span></text:p>
      <text:p text:style-name="Standard"><text:span text:style-name="Fuente_20_de_20_párrafo_20_predeter."><text:span text:style-name="T4"><text:s text:c="12"/>Mem.cod || Expresion.cod || des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 || Expresion.cod || mueve(Mem.tipo.tam)</text:span></text:span></text:p>
      <text:p text:style-name="Standard"><text:span text:style-name="Fuente_20_de_20_párrafo_20_predeter."><text:span text:style-name="T4"><text:s text:c="4"/>Mem.etqh <text:s text:c="9"/>= InsAsignación.etqh</text:span></text:span></text:p>
      <text:p text:style-name="Standard"><text:span text:style-name="Fuente_20_de_20_párrafo_20_predeter."><text:span text:style-name="T4"><text:s text:c="4"/>Expresion.etqh <text:s text:c="9"/>= Mem.etq</text:span></text:span></text:p>
      <text:p text:style-name="Standard"><text:span text:style-name="Fuente_20_de_20_párrafo_20_predeter."><text:span text:style-name="T4"><text:s text:c="4"/>InsAsignación.etq = Expresion.etq + 1</text:span></text:span></text:p>
      <text:p text:style-name="Standard"><text:span text:style-name="Fuente_20_de_20_párrafo_20_predeter."><text:span text:style-name="T4"><text:s text:c="4"/>Expresion.parh <text:s text:c="9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Compuesta → { Is }</text:span></text:span></text:p>
      <text:p text:style-name="Standard"><text:span text:style-name="Fuente_20_de_20_párrafo_20_predeter."><text:span text:style-name="T4"><text:s text:c="4"/>InsCompuesta.cod <text:s text:c="3"/>= Is.cod</text:span></text:span></text:p>
      <text:p text:style-name="Standard"><text:span text:style-name="Fuente_20_de_20_párrafo_20_predeter."><text:span text:style-name="T4"><text:s text:c="4"/>Is.etqh <text:s text:c="12"/>= InsCompuesta.etqh</text:span></text:span></text:p>
      <text:p text:style-name="Standard"><text:span text:style-name="Fuente_20_de_20_párrafo_20_predeter."><text:span text:style-name="T4"><text:s text:c="4"/>InsCompuesta.etq <text:s text:c="3"/>= Is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If → if Expresion then I Pelse</text:span></text:span></text:p>
      <text:p text:style-name="Standard"><text:span text:style-name="Fuente_20_de_20_párrafo_20_predeter."><text:span text:style-name="T4"><text:s text:c="4"/>InsIf.cod <text:s text:c="6"/>=</text:span></text:span></text:p>
      <text:p text:style-name="Standard"><text:span text:style-name="Fuente_20_de_20_párrafo_20_predeter."><text:span text:style-name="T4"><text:s text:c="8"/>Expresion.cod || ir-f(I.etq + 1) || I.cod || ir-a(PElse.etq) || </text:span></text:span><text:span text:style-name="Fuente_20_de_20_párrafo_20_predeter."><text:span text:style-name="T4">PElse.cod</text:span></text:span></text:p>
      <text:p text:style-name="Standard"><text:span text:style-name="Fuente_20_de_20_párrafo_20_predeter."><text:span text:style-name="T4"><text:s text:c="4"/>Expresion.etqh <text:s/>= InsIf.etqh</text:span></text:span></text:p>
      <text:p text:style-name="Standard"><text:span text:style-name="Fuente_20_de_20_párrafo_20_predeter."><text:span text:style-name="T4"><text:s text:c="4"/>I.etqh <text:s text:c="9"/>= Expresion.etq + 1</text:span></text:span></text:p>
      <text:p text:style-name="Standard"><text:span text:style-name="Fuente_20_de_20_párrafo_20_predeter."><text:span text:style-name="T4"><text:s text:c="4"/>PElse.etqh <text:s text:c="5"/>= I.etq + 1</text:span></text:span></text:p>
      <text:p text:style-name="Standard"><text:span text:style-name="Fuente_20_de_20_párrafo_20_predeter."><text:span text:style-name="T4"><text:s text:c="4"/>InsIf.etq <text:s text:c="6"/>= PElse.etq</text:span></text:span></text:p>
      <text:p text:style-name="Standard"><text:span text:style-name="Fuente_20_de_20_párrafo_20_predeter."><text:span text:style-name="T4"><text:s text:c="4"/>Expresion.parh <text:s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PElse → else I</text:span></text:span></text:p>
      <text:p text:style-name="Standard"><text:span text:style-name="Fuente_20_de_20_párrafo_20_predeter."><text:span text:style-name="T4"><text:s text:c="4"/>PElse.cod <text:s/>= I.cod</text:span></text:span></text:p>
      <text:p text:style-name="Standard"><text:span text:style-name="Fuente_20_de_20_párrafo_20_predeter."><text:span text:style-name="T4"><text:s text:c="4"/>PElse.etq <text:s/>= I.etq</text:span></text:span></text:p>
      <text:p text:style-name="Standard"><text:span text:style-name="Fuente_20_de_20_párrafo_20_predeter."><text:span text:style-name="T4"><text:s text:c="4"/>I.etqh <text:s text:c="4"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PElse → λ</text:span></text:span></text:p>
      <text:p text:style-name="Standard"><text:span text:style-name="Fuente_20_de_20_párrafo_20_predeter."><text:span text:style-name="T4"><text:s text:c="4"/>PElse.cod <text:s/>= λ</text:span></text:span></text:p>
      <text:p text:style-name="Standard"><text:span text:style-name="Fuente_20_de_20_párrafo_20_predeter."><text:span text:style-name="T4"><text:s text:c="4"/>PElse.etq <text:s/>= PElse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While → while Expresion do I</text:span></text:span></text:p>
      <text:p text:style-name="Standard"><text:span text:style-name="Fuente_20_de_20_párrafo_20_predeter."><text:span text:style-name="T4"><text:s text:c="4"/>InsWhile.cod <text:s text:c="2"/>=</text:span></text:span></text:p>
      <text:p text:style-name="Standard"><text:span text:style-name="Fuente_20_de_20_párrafo_20_predeter."><text:span text:style-name="T4"><text:s text:c="8"/>Expresion.cod ||</text:span></text:span></text:p>
      <text:p text:style-name="Standard"><text:span text:style-name="Fuente_20_de_20_párrafo_20_predeter."><text:span text:style-name="T4"><text:s text:c="8"/>ir-f(I.etq + 1) ||</text:span></text:span></text:p>
      <text:p text:style-name="Standard"><text:span text:style-name="Fuente_20_de_20_párrafo_20_predeter."><text:span text:style-name="T4"><text:s text:c="8"/>I.cod ||</text:span></text:span></text:p>
      <text:p text:style-name="Standard"><text:span text:style-name="Fuente_20_de_20_párrafo_20_predeter."><text:span text:style-name="T4"><text:s text:c="8"/>ir-a(InsWhile.etqh)</text:span></text:span></text:p>
      <text:p text:style-name="Standard"><text:span text:style-name="Fuente_20_de_20_párrafo_20_predeter."><text:span text:style-name="T4"><text:s text:c="4"/>Expresion.etqh = InsWhile.etqh</text:span></text:span></text:p>
      <text:p text:style-name="Standard"><text:span text:style-name="Fuente_20_de_20_párrafo_20_predeter."><text:span text:style-name="T4"><text:s text:c="4"/>I.etqh <text:s text:c="8"/>= Expresion.etq + 1</text:span></text:span></text:p>
      <text:p text:style-name="Standard"><text:span text:style-name="Fuente_20_de_20_párrafo_20_predeter."><text:span text:style-name="T4"><text:s text:c="4"/>InsWhile.etq <text:s text:c="2"/>= I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sFor → for id=Expresion to Expresion do I</text:span></text:span></text:p>
      <text:p text:style-name="Standard"><text:span text:style-name="Fuente_20_de_20_párrafo_20_predeter."><text:span text:style-name="T4"><text:s text:c="4"/>InsFor.cod <text:s/>=</text:span></text:span></text:p>
      <text:p text:style-name="Standard"><text:span text:style-name="Fuente_20_de_20_párrafo_20_predeter."><text:span text:style-name="T4"><text:s text:c="8"/>Expresion0.cod 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resion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apila-dir InsFor.tsh[id.lex].dir ||</text:span></text:span></text:p>
      <text:p text:style-name="Standard"><text:span text:style-name="Fuente_20_de_20_párrafo_20_predeter."><text:span text:style-name="T4"><text:s text:c="8"/>igual ||</text:span></text:span></text:p>
      <text:p text:style-name="Standard"><text:soft-page-break/><text:span text:style-name="Fuente_20_de_20_párrafo_20_predeter."><text:span text:style-name="T4"><text:s text:c="8"/>ir-v( InsFor.etq - 1) ||</text:span></text:span></text:p>
      <text:p text:style-name="Standard"><text:span text:style-name="Fuente_20_de_20_párrafo_20_predeter."><text:span text:style-name="T4"><text:s text:c="8"/>I.cod ||</text:span></text:span></text:p>
      <text:p text:style-name="Standard"><text:span text:style-name="Fuente_20_de_20_párrafo_20_predeter."><text:span text:style-name="T4"><text:s text:c="8"/>apila-dir InsFor.tsh[id.lex].dir ||</text:span></text:span></text:p>
      <text:p text:style-name="Standard"><text:span text:style-name="Fuente_20_de_20_párrafo_20_predeter."><text:span text:style-name="T4"><text:s text:c="8"/>apilar 1 ||</text:span></text:span></text:p>
      <text:p text:style-name="Standard"><text:span text:style-name="Fuente_20_de_20_párrafo_20_predeter."><text:span text:style-name="T4"><text:s text:c="8"/>sumar 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resion1.etq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resion0.etqh <text:s text:c="2"/>= InsFor.etqh</text:span></text:span></text:p>
      <text:p text:style-name="Standard"><text:span text:style-name="Fuente_20_de_20_párrafo_20_predeter."><text:span text:style-name="T4"><text:s text:c="4"/>Expresion1.etqh <text:s text:c="2"/>= Expresion0.etq + 1</text:span></text:span></text:p>
      <text:p text:style-name="Standard"><text:span text:style-name="Fuente_20_de_20_párrafo_20_predeter."><text:span text:style-name="T4"><text:s text:c="4"/>I.etqh <text:s text:c="11"/>= Expresion1.etq + 4</text:span></text:span></text:p>
      <text:p text:style-name="Standard"><text:span text:style-name="Fuente_20_de_20_párrafo_20_predeter."><text:span text:style-name="T4"><text:s text:c="4"/>InsFor.etq <text:s text:c="7"/>= I.etq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New → new Mem</text:span></text:span></text:p>
      <text:p text:style-name="Standard"><text:span text:style-name="Fuente_20_de_20_párrafo_20_predeter."><text:span text:style-name="T4"><text:s text:c="4"/>INew.cod 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new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New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8"/>|| desapila-ind</text:span></text:span></text:p>
      <text:p text:style-name="Standard"><text:span text:style-name="Fuente_20_de_20_párrafo_20_predeter."><text:span text:style-name="T4"><text:s text:c="4"/>Mem.etqh = INew.etqh</text:span></text:span></text:p>
      <text:p text:style-name="Standard"><text:span text:style-name="Fuente_20_de_20_párrafo_20_predeter."><text:span text:style-name="T4"><text:s text:c="4"/>INew.etq = Mem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IDel → delete Mem</text:span></text:span></text:p>
      <text:p text:style-name="Standard"><text:span text:style-name="Fuente_20_de_20_párrafo_20_predeter."><text:span text:style-name="T4"><text:s text:c="4"/>IDel.cod =</text:span></text:span></text:p>
      <text:p text:style-name="Standard"><text:span text:style-name="Fuente_20_de_20_párrafo_20_predeter."><text:span text:style-name="T4"><text:s text:c="8"/>Mem.cod ||</text:span></text:span></text:p>
      <text:p text:style-name="Standard"><text:span text:style-name="Fuente_20_de_20_párrafo_20_predeter."><text:span text:style-name="T4"><text:s text:c="8"/>del(</text:span></text:span></text:p>
      <text:p text:style-name="Standard"><text:span text:style-name="Fuente_20_de_20_párrafo_20_predeter."><text:span text:style-name="T4"><text:s text:c="12"/>si Mem.tipo.tbase = ref</text:span></text:span></text:p>
      <text:p text:style-name="Standard"><text:span text:style-name="Fuente_20_de_20_párrafo_20_predeter."><text:span text:style-name="T4"><text:s text:c="16"/>IDel.tsh[Mem.tipo.tbase.id].tam</text:span></text:span></text:p>
      <text:p text:style-name="Standard"><text:span text:style-name="Fuente_20_de_20_párrafo_20_predeter."><text:span text:style-name="T4"><text:s text:c="12"/>si no</text:span></text:span></text:p>
      <text:p text:style-name="Standard"><text:span text:style-name="Fuente_20_de_20_párrafo_20_predeter."><text:span text:style-name="T4"><text:s text:c="16"/>1</text:span></text:span></text:p>
      <text:p text:style-name="Standard"><text:span text:style-name="Fuente_20_de_20_párrafo_20_predeter."><text:span text:style-name="T4"><text:s text:c="8"/>)</text:span></text:span></text:p>
      <text:p text:style-name="Standard"><text:span text:style-name="Fuente_20_de_20_párrafo_20_predeter."><text:span text:style-name="T4"><text:s text:c="4"/>Mem.etqh = IDel.etqh</text:span></text:span></text:p>
      <text:p text:style-name="Standard"><text:span text:style-name="Fuente_20_de_20_párrafo_20_predeter."><text:span text:style-name="T4"><text:s text:c="4"/>IDel.etq = Mem.etq + 1</text:span></text:span></text:p>
      <text:p text:style-name="Standard"><text:span text:style-name="Fuente_20_de_20_párrafo_20_predeter."><text:span text:style-name="T4"/></text:span></text:p>
      <text:p text:style-name="Standard"/>
      <text:p text:style-name="Standard"><text:span text:style-name="Fuente_20_de_20_párrafo_20_predeter."><text:span text:style-name="T4">ICall → iden AParams</text:span></text:span></text:p>
      <text:p text:style-name="Standard"><text:span text:style-name="Fuente_20_de_20_párrafo_20_predeter."><text:span text:style-name="T4"><text:s text:c="4"/>ICall.cod <text:s text:c="6"/>=</text:span></text:span></text:p>
      <text:p text:style-name="Standard"><text:span text:style-name="Fuente_20_de_20_párrafo_20_predeter."><text:span text:style-name="T4"><text:s text:c="8"/>apila-ret(ICall.etq) <text:s text:c="3"/>||</text:span></text:span></text:p>
      <text:p text:style-name="Standard"><text:span text:style-name="Fuente_20_de_20_párrafo_20_predeter."><text:span text:style-name="T4"><text:s text:c="8"/>AParams.cod <text:s text:c="12"/>||</text:span></text:span></text:p>
      <text:p text:style-name="Standard"><text:span text:style-name="Fuente_20_de_20_párrafo_20_predeter."><text:span text:style-name="T4"><text:s text:c="8"/>ir-a(ICall.tsh[iden.lex].inicio)</text:span></text:span></text:p>
      <text:p text:style-name="Standard"><text:span text:style-name="Fuente_20_de_20_párrafo_20_predeter."><text:span text:style-name="T4"><text:s text:c="4"/>AParams.etqh <text:s text:c="3"/>= Icall.etqh + longApilaRet</text:span></text:span></text:p>
      <text:p text:style-name="Standard"><text:span text:style-name="Fuente_20_de_20_párrafo_20_predeter."><text:span text:style-name="T4"><text:s text:c="4"/>ICall.etq <text:s text:c="6"/>= AParams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AParams → LAparams</text:span></text:span></text:p>
      <text:p text:style-name="Standard"><text:span text:style-name="Fuente_20_de_20_párrafo_20_predeter."><text:span text:style-name="T4"><text:s text:c="4"/>AParams.cod <text:s text:c="4"/>= inicio-paso || LAParams.cod || fin-paso</text:span></text:span></text:p>
      <text:p text:style-name="Standard"><text:span text:style-name="Fuente_20_de_20_párrafo_20_predeter."><text:span text:style-name="T4"><text:s text:c="4"/>LAParams.etqh <text:s text:c="2"/>= AParams.etqh + longInicioPaso</text:span></text:span></text:p>
      <text:p text:style-name="Standard"><text:span text:style-name="Fuente_20_de_20_párrafo_20_predeter."><text:span text:style-name="T4"><text:s text:c="4"/>AParams.etq <text:s text:c="4"/>= LAParams.etq + longFinPaso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AParams → λ</text:span></text:span></text:p>
      <text:p text:style-name="Standard"><text:span text:style-name="Fuente_20_de_20_párrafo_20_predeter."><text:span text:style-name="T4"><text:s text:c="4"/>AParams.cod <text:s text:c="4"/>= λ</text:span></text:span></text:p>
      <text:p text:style-name="Standard"><text:span text:style-name="Fuente_20_de_20_párrafo_20_predeter."><text:span text:style-name="T4"><text:s text:c="4"/>AParams.etq <text:s text:c="4"/>= AParams.etq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Mem → id</text:span></text:span></text:p>
      <text:p text:style-name="Standard"><text:span text:style-name="Fuente_20_de_20_párrafo_20_predeter."><text:span text:style-name="T4"><text:s text:c="4"/>Mem.cod <text:s text:c="3"/>= accesoVar(Mem.tsh[id.lex])</text:span></text:span></text:p>
      <text:p text:style-name="Standard"><text:span text:style-name="Fuente_20_de_20_párrafo_20_predeter."><text:span text:style-name="T4"><text:s text:c="4"/>Mem.etq <text:s text:c="3"/>= Mem.etqh + longAccesoVar(Mem.tsh[id.lex]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Mem → Mem-&gt;</text:span></text:span></text:p>
      <text:p text:style-name="Standard"><text:span text:style-name="Fuente_20_de_20_párrafo_20_predeter."><text:span text:style-name="T4"><text:s text:c="4"/>Mem0.cod <text:s text:c="2"/>= Mem1.cod || apila-ind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oft-page-break/><text:span text:style-name="Fuente_20_de_20_párrafo_20_predeter."><text:span text:style-name="T4"><text:s text:c="4"/>Mem0.etq <text:s text:c="2"/>= Mem1.etq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Mem → Mem[Expresion]</text:span></text:span></text:p>
      <text:p text:style-name="Standard"><text:span text:style-name="Fuente_20_de_20_párrafo_20_predeter."><text:span text:style-name="T4"><text:s text:c="4"/>Mem0.cod <text:s text:c="7"/>=</text:span></text:span></text:p>
      <text:p text:style-name="Standard"><text:span text:style-name="Fuente_20_de_20_párrafo_20_predeter."><text:span text:style-name="T4"><text:s text:c="8"/>Mem1.cod || Expresion.cod || apila Mem1.tipo.tbase.tam || multiplica || suma</text:span></text:span></text:p>
      <text:p text:style-name="Standard"><text:span text:style-name="Fuente_20_de_20_párrafo_20_predeter."><text:span text:style-name="T4"><text:s text:c="4"/>Mem1.etqh <text:s text:c="6"/>= Mem0.etqh</text:span></text:span></text:p>
      <text:p text:style-name="Standard"><text:span text:style-name="Fuente_20_de_20_párrafo_20_predeter."><text:span text:style-name="T4"><text:s text:c="4"/>Expresion.etqh <text:s/>= Mem1.etq</text:span></text:span></text:p>
      <text:p text:style-name="Standard"><text:span text:style-name="Fuente_20_de_20_párrafo_20_predeter."><text:span text:style-name="T4"><text:s text:c="4"/>Mem0.etq <text:s text:c="7"/>= Expresion.etq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Mem → Mem.id</text:span></text:span></text:p>
      <text:p text:style-name="Standard"><text:span text:style-name="Fuente_20_de_20_párrafo_20_predeter."><text:span text:style-name="T4"><text:s text:c="4"/>Mem0.cod <text:s text:c="2"/>= Mem1.cod || apila(Mem1.tipo.campos[iden.lex].desp) || suma</text:span></text:span></text:p>
      <text:p text:style-name="Standard"><text:span text:style-name="Fuente_20_de_20_párrafo_20_predeter."><text:span text:style-name="T4"><text:s text:c="4"/>Mem1.etqh <text:s/>= Mem0.etqh</text:span></text:span></text:p>
      <text:p text:style-name="Standard"><text:span text:style-name="Fuente_20_de_20_párrafo_20_predeter."><text:span text:style-name="T4"><text:s text:c="4"/>Mem0.etq <text:s text:c="2"/>= Mem1.etq + 2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 → ExpresionNivel1 OpNiv0 ExpresionNivel1</text:span></text:span></text:p>
      <text:p text:style-name="Standard"><text:span text:style-name="Fuente_20_de_20_párrafo_20_predeter."><text:span text:style-name="T4"><text:s text:c="4"/>Expresion.cod <text:s text:c="8"/>=</text:span></text:span></text:p>
      <text:p text:style-name="Standard"><text:span text:style-name="Fuente_20_de_20_párrafo_20_predeter."><text:span text:style-name="T4"><text:s text:c="8"/>ExpresionNivel10.cod ||</text:span></text:span></text:p>
      <text:p text:style-name="Standard"><text:span text:style-name="Fuente_20_de_20_párrafo_20_predeter."><text:span text:style-name="T4"><text:s text:c="8"/>ExpresionNivel11.cod ||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no-igual</text:span></text:span></text:p>
      <text:p text:style-name="Standard"><text:span text:style-name="Fuente_20_de_20_párrafo_20_predeter."><text:span text:style-name="T4"><text:s text:c="4"/>ExpresionNivel10.etqh <text:s text:c="2"/>= Expresion.etqh</text:span></text:span></text:p>
      <text:p text:style-name="Standard"><text:span text:style-name="Fuente_20_de_20_párrafo_20_predeter."><text:span text:style-name="T4"><text:s text:c="4"/>ExpresionNivel11.etqh <text:s text:c="2"/>= ExpresionNivel10.etqh</text:span></text:span></text:p>
      <text:p text:style-name="Standard"><text:span text:style-name="Fuente_20_de_20_párrafo_20_predeter."><text:span text:style-name="T4"><text:s text:c="4"/>Expresion.etq <text:s text:c="10"/>= ExpresionNivel11.etq +1</text:span></text:span></text:p>
      <text:p text:style-name="Standard"><text:span text:style-name="Fuente_20_de_20_párrafo_20_predeter."><text:span text:style-name="T4"><text:s text:c="4"/>Expresion.modo <text:s text:c="9"/>= val</text:span></text:span></text:p>
      <text:p text:style-name="Standard"><text:span text:style-name="Fuente_20_de_20_párrafo_20_predeter."><text:span text:style-name="T4"><text:s text:c="4"/>ExpresionNivel10.parh <text:s text:c="2"/>= ExpresionNivel1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 → ExpresionNivel1</text:span></text:span></text:p>
      <text:p text:style-name="Standard"><text:span text:style-name="Fuente_20_de_20_párrafo_20_predeter."><text:span text:style-name="T4"><text:s text:c="4"/>Expresion.cod <text:s text:c="10"/>= ExpresionNivel1.cod</text:span></text:span></text:p>
      <text:p text:style-name="Standard"><text:span text:style-name="Fuente_20_de_20_párrafo_20_predeter."><text:span text:style-name="T4"><text:s text:c="4"/>ExpresionNivel1.etqh <text:s text:c="3"/>= Expresion.etqh</text:span></text:span></text:p>
      <text:p text:style-name="Standard"><text:span text:style-name="Fuente_20_de_20_párrafo_20_predeter."><text:span text:style-name="T4"><text:s text:c="4"/>Expresion.etq <text:s text:c="10"/>= ExpresionNivel1.etq</text:span></text:span></text:p>
      <text:p text:style-name="Standard"><text:span text:style-name="Fuente_20_de_20_párrafo_20_predeter."><text:span text:style-name="T4"><text:s text:c="4"/>Expresion.modo <text:s text:c="9"/>= ExpresionNivel1.modo</text:span></text:span></text:p>
      <text:p text:style-name="Standard"><text:span text:style-name="Fuente_20_de_20_párrafo_20_predeter."><text:span text:style-name="T4"><text:s text:c="4"/>ExpresionNivel1.parh <text:s text:c="3"/>= Expresion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1 → ExpresionNiv1 or ExpresionNiv2</text:span></text:span></text:p>
      <text:p text:style-name="Standard"><text:span text:style-name="Fuente_20_de_20_párrafo_20_predeter."><text:span text:style-name="T4"><text:s text:c="4"/>ExpresionNiv10.cod <text:s/>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ir-v(ExpresionNiv2.etqP) ||</text:span></text:span></text:p>
      <text:p text:style-name="Standard"><text:span text:style-name="Fuente_20_de_20_párrafo_20_predeter."><text:span text:style-name="T4"><text:s text:c="8"/>desapila ||</text:span></text:span></text:p>
      <text:p text:style-name="Standard"><text:span text:style-name="Fuente_20_de_20_párrafo_20_predeter."><text:span text:style-name="T4"><text:s text:c="8"/>ExpresionNiv2.cod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 + 3</text:span></text:span></text:p>
      <text:p text:style-name="Standard"><text:span text:style-name="Fuente_20_de_20_párrafo_20_predeter."><text:span text:style-name="T4"><text:s text:c="4"/>ExpresionNiv10.etq <text:s/>= ExpresionNiv2.etq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1 → ExpresionNiv1 OpNiv1 ExpresionNiv2</text:span></text:span></text:p>
      <text:p text:style-name="Standard"><text:span text:style-name="Fuente_20_de_20_párrafo_20_predeter."><text:span text:style-name="T4"><text:s text:c="4"/>ExpresionNiv10.cod =</text:span></text:span></text:p>
      <text:p text:style-name="Standard"><text:span text:style-name="Fuente_20_de_20_párrafo_20_predeter."><text:span text:style-name="T4"><text:s text:c="8"/>ExpresionNiv11.cod ||</text:span></text:span></text:p>
      <text:p text:style-name="Standard"><text:span text:style-name="Fuente_20_de_20_párrafo_20_predeter."><text:span text:style-name="T4"><text:s text:c="8"/>ExpresionNiv2.cod ||</text:span></text:span></text:p>
      <text:p text:style-name="Standard"><text:span text:style-name="Fuente_20_de_20_párrafo_20_predeter."><text:span text:style-name="T4"><text:s text:c="8"/>case (OpNiv1.op)</text:span></text:span></text:p>
      <text:p text:style-name="Standard"><text:span text:style-name="Fuente_20_de_20_párrafo_20_predeter."><text:span text:style-name="T4"><text:s text:c="12"/>suma:</text:span></text:span></text:p>
      <text:p text:style-name="Standard"><text:span text:style-name="Fuente_20_de_20_párrafo_20_predeter."><text:span text:style-name="T4"><text:s text:c="16"/>sumar</text:span></text:span></text:p>
      <text:p text:style-name="Standard"><text:span text:style-name="Fuente_20_de_20_párrafo_20_predeter."><text:span text:style-name="T4"><text:s text:c="12"/>resta:</text:span></text:span></text:p>
      <text:p text:style-name="Standard"><text:soft-page-break/><text:span text:style-name="Fuente_20_de_20_párrafo_20_predeter."><text:span text:style-name="T4"><text:s text:c="16"/>restar</text:span></text:span></text:p>
      <text:p text:style-name="Standard"><text:span text:style-name="Fuente_20_de_20_párrafo_20_predeter."><text:span text:style-name="T4"><text:s text:c="4"/>ExpresionNiv11.etqh = ExpresionNiv10.etqh</text:span></text:span></text:p>
      <text:p text:style-name="Standard"><text:span text:style-name="Fuente_20_de_20_párrafo_20_predeter."><text:span text:style-name="T4"><text:s text:c="4"/>ExpresionNiv2.etqh <text:s/>= ExpresionNiv11.etq</text:span></text:span></text:p>
      <text:p text:style-name="Standard"><text:span text:style-name="Fuente_20_de_20_párrafo_20_predeter."><text:span text:style-name="T4"><text:s text:c="4"/>ExpresionNiv10.etq <text:s/>= ExpresionNiv2.etq + 1</text:span></text:span></text:p>
      <text:p text:style-name="Standard"><text:span text:style-name="Fuente_20_de_20_párrafo_20_predeter."><text:span text:style-name="T4"><text:s text:c="4"/>ExpresionNiv1.modo <text:s/>= val</text:span></text:span></text:p>
      <text:p text:style-name="Standard"><text:span text:style-name="Fuente_20_de_20_párrafo_20_predeter."><text:span text:style-name="T4"><text:s text:c="4"/>ExpresionNiv11.parh = ExpresionNiv2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1 → ExpresionNiv2</text:span></text:span></text:p>
      <text:p text:style-name="Standard"><text:span text:style-name="Fuente_20_de_20_párrafo_20_predeter."><text:span text:style-name="T4"><text:s text:c="4"/>ExpresionNiv1.cod <text:s/>= ExpresionNiv2.cod</text:span></text:span></text:p>
      <text:p text:style-name="Standard"><text:span text:style-name="Fuente_20_de_20_párrafo_20_predeter."><text:span text:style-name="T4"><text:s text:c="4"/>ExpresionNiv2.etqh = ExpresionNiv1.etqh</text:span></text:span></text:p>
      <text:p text:style-name="Standard"><text:span text:style-name="Fuente_20_de_20_párrafo_20_predeter."><text:span text:style-name="T4"><text:s text:c="4"/>ExpresionNiv1.etq <text:s/>= ExpresionNiv2.etq</text:span></text:span></text:p>
      <text:p text:style-name="Standard"><text:span text:style-name="Fuente_20_de_20_párrafo_20_predeter."><text:span text:style-name="T4"><text:s text:c="4"/>ExpresionNiv1.modo = ExpresionNiv2.modo</text:span></text:span></text:p>
      <text:p text:style-name="Standard"><text:span text:style-name="Fuente_20_de_20_párrafo_20_predeter."><text:span text:style-name="T4"><text:s text:c="4"/>ExpresionNiv2.parh = ExpresionNiv1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2 ::= ExpresionNiv2 and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ExpresionNiv21.cod ||</text:span></text:span></text:p>
      <text:p text:style-name="Standard"><text:span text:style-name="Fuente_20_de_20_párrafo_20_predeter."><text:span text:style-name="T4"><text:s text:c="8"/>ir-f(Fact.etq + 1) ||</text:span></text:span></text:p>
      <text:p text:style-name="Standard"><text:span text:style-name="Fuente_20_de_20_párrafo_20_predeter."><text:span text:style-name="T4"><text:s text:c="8"/>Fact.cod ||</text:span></text:span></text:p>
      <text:p text:style-name="Standard"><text:span text:style-name="Fuente_20_de_20_párrafo_20_predeter."><text:span text:style-name="T4"><text:s text:c="8"/>ir-a(Fact.etq + 2) ||</text:span></text:span></text:p>
      <text:p text:style-name="Standard"><text:span text:style-name="Fuente_20_de_20_párrafo_20_predeter."><text:span text:style-name="T4"><text:s text:c="8"/>apila(0)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Fact.etqh <text:s text:c="6"/>= ExpresionNiv21.etq + 1</text:span></text:span></text:p>
      <text:p text:style-name="Standard"><text:span text:style-name="Fuente_20_de_20_párrafo_20_predeter."><text:span text:style-name="T4"><text:s text:c="4"/>ExpresionNiv20.etq <text:s text:c="3"/>= Fact.etq + 2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2 → ExpresionNiv2 OpNiv2 ExpresionNiv3</text:span></text:span></text:p>
      <text:p text:style-name="Standard"><text:span text:style-name="Fuente_20_de_20_párrafo_20_predeter."><text:span text:style-name="T4"><text:s text:c="4"/>ExpresionNiv20.cod <text:s text:c="3"/>=</text:span></text:span></text:p>
      <text:p text:style-name="Standard"><text:span text:style-name="Fuente_20_de_20_párrafo_20_predeter."><text:span text:style-name="T4"><text:s text:c="8"/>case(OpNiv2.op)</text:span></text:span></text:p>
      <text:p text:style-name="Standard"><text:span text:style-name="Fuente_20_de_20_párrafo_20_predeter."><text:span text:style-name="T4"><text:s text:c="12"/>Multiplica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ul</text:span></text:span></text:p>
      <text:p text:style-name="Standard"><text:span text:style-name="Fuente_20_de_20_párrafo_20_predeter."><text:span text:style-name="T4"><text:s text:c="12"/>Divide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Div</text:span></text:span></text:p>
      <text:p text:style-name="Standard"><text:span text:style-name="Fuente_20_de_20_párrafo_20_predeter."><text:span text:style-name="T4"><text:s text:c="12"/>Modulo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Mod</text:span></text:span></text:p>
      <text:p text:style-name="Standard"><text:span text:style-name="Fuente_20_de_20_párrafo_20_predeter."><text:span text:style-name="T4"><text:s text:c="12"/>y:</text:span></text:span></text:p>
      <text:p text:style-name="Standard"><text:span text:style-name="Fuente_20_de_20_párrafo_20_predeter."><text:span text:style-name="T4"><text:s text:c="16"/>ExpresionNiv21.cod ||</text:span></text:span></text:p>
      <text:p text:style-name="Standard"><text:span text:style-name="Fuente_20_de_20_párrafo_20_predeter."><text:span text:style-name="T4"><text:s text:c="16"/>ExpresionNiv3.cod <text:s/>||</text:span></text:span></text:p>
      <text:p text:style-name="Standard"><text:span text:style-name="Fuente_20_de_20_párrafo_20_predeter."><text:span text:style-name="T4"><text:s text:c="16"/>Y</text:span></text:span></text:p>
      <text:p text:style-name="Standard"><text:span text:style-name="Fuente_20_de_20_párrafo_20_predeter."><text:span text:style-name="T4"><text:s text:c="4"/>ExpresionNiv21.etqh <text:s text:c="2"/>= ExpresionNiv20.etqh</text:span></text:span></text:p>
      <text:p text:style-name="Standard"><text:span text:style-name="Fuente_20_de_20_párrafo_20_predeter."><text:span text:style-name="T4"><text:s text:c="4"/>ExpresionNiv3.etqh <text:s text:c="3"/>= ExpresionNiv21.etq</text:span></text:span></text:p>
      <text:p text:style-name="Standard"><text:span text:style-name="Fuente_20_de_20_párrafo_20_predeter."><text:span text:style-name="T4"><text:s text:c="4"/>ExpresionNiv20.etq <text:s text:c="3"/>= ExpresionNiv3.etq +1</text:span></text:span></text:p>
      <text:p text:style-name="Standard"><text:span text:style-name="Fuente_20_de_20_párrafo_20_predeter."><text:span text:style-name="T4"><text:s text:c="4"/>ExpresionNiv20.modo <text:s text:c="2"/>= val</text:span></text:span></text:p>
      <text:p text:style-name="Standard"><text:span text:style-name="Fuente_20_de_20_párrafo_20_predeter."><text:span text:style-name="T4"><text:s text:c="4"/>ExpresionNiv21.parh <text:s text:c="2"/>= ExpresionNiv3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2 → ExpresionNiv3</text:span></text:span></text:p>
      <text:p text:style-name="Standard"><text:span text:style-name="Fuente_20_de_20_párrafo_20_predeter."><text:span text:style-name="T4"><text:s text:c="4"/>ExpresionNiv3.etqh <text:s text:c="3"/>= ExpresionNiv2.etqh</text:span></text:span></text:p>
      <text:p text:style-name="Standard"><text:span text:style-name="Fuente_20_de_20_párrafo_20_predeter."><text:span text:style-name="T4"><text:s text:c="4"/>ExpresionNiv2.etq <text:s text:c="4"/>= ExpresionNiv3.etq</text:span></text:span></text:p>
      <text:p text:style-name="Standard"><text:span text:style-name="Fuente_20_de_20_párrafo_20_predeter."><text:span text:style-name="T4"><text:s text:c="4"/>ExpresionNiv2.cod <text:s text:c="4"/>= ExNiv3.cod</text:span></text:span></text:p>
      <text:p text:style-name="Standard"><text:span text:style-name="Fuente_20_de_20_párrafo_20_predeter."><text:span text:style-name="T4"><text:s text:c="4"/>ExpresionNiv20.modo <text:s text:c="2"/>= ExpresionNiv3.modo</text:span></text:span></text:p>
      <text:p text:style-name="Standard"><text:span text:style-name="Fuente_20_de_20_párrafo_20_predeter."><text:span text:style-name="T4"><text:s text:c="4"/>ExpresionNiv3.parh <text:s text:c="3"/>= ExpresionNiv2.parh;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3 → ExpresionNiv4 OpNiv3 ExpresionNiv3</text:span></text:span></text:p>
      <text:p text:style-name="Standard"><text:span text:style-name="Fuente_20_de_20_párrafo_20_predeter."><text:span text:style-name="T4"><text:s text:c="4"/>ExpresionNiv30.cod <text:s/>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resionNiv4.cod || ExpresionNiv31.cod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resionNiv4.cod || ExpresionNiv31.cod || shr</text:span></text:span></text:p>
      <text:p text:style-name="Standard"><text:soft-page-break/><text:span text:style-name="Fuente_20_de_20_párrafo_20_predeter."><text:span text:style-name="T4"><text:s text:c="4"/>ExpresionNiv30.modo = val</text:span></text:span></text:p>
      <text:p text:style-name="Standard"><text:span text:style-name="Fuente_20_de_20_párrafo_20_predeter."><text:span text:style-name="T4"><text:s text:c="4"/>ExpresionNiv4.etqh <text:s/>= ExpresionNiv30.etqh</text:span></text:span></text:p>
      <text:p text:style-name="Standard"><text:span text:style-name="Fuente_20_de_20_párrafo_20_predeter."><text:span text:style-name="T4"><text:s text:c="4"/>ExpresionNiv31.etqh = ExpresionNiv4.etq</text:span></text:span></text:p>
      <text:p text:style-name="Standard"><text:span text:style-name="Fuente_20_de_20_párrafo_20_predeter."><text:span text:style-name="T4"><text:s text:c="4"/>ExpresionNiv30.etqh = ExpresionNiv31.etq + 1</text:span></text:span></text:p>
      <text:p text:style-name="Standard"><text:span text:style-name="Fuente_20_de_20_párrafo_20_predeter."><text:span text:style-name="T4"><text:s text:c="4"/>ExpresionNiv4.parh <text:s/>= ExpresionNiv3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3 → ExpresionNiv4</text:span></text:span></text:p>
      <text:p text:style-name="Standard"><text:span text:style-name="Fuente_20_de_20_párrafo_20_predeter."><text:span text:style-name="T4"><text:s text:c="4"/>ExpresionNiv4.etqh = ExpresionNiv3.etqh</text:span></text:span></text:p>
      <text:p text:style-name="Standard"><text:span text:style-name="Fuente_20_de_20_párrafo_20_predeter."><text:span text:style-name="T4"><text:s text:c="4"/>ExpresionNiv3.etq <text:s/>= ExpresionNiv4.etq</text:span></text:span></text:p>
      <text:p text:style-name="Standard"><text:span text:style-name="Fuente_20_de_20_párrafo_20_predeter."><text:span text:style-name="T4"><text:s text:c="4"/>ExpresionNiv3.cod <text:s/>= ExpresionNiv4.cod</text:span></text:span></text:p>
      <text:p text:style-name="Standard"><text:span text:style-name="Fuente_20_de_20_párrafo_20_predeter."><text:span text:style-name="T4"><text:s text:c="4"/>ExpresionNiv3.modo = ExpresionNiv4.modo</text:span></text:span></text:p>
      <text:p text:style-name="Standard"><text:span text:style-name="Fuente_20_de_20_párrafo_20_predeter."><text:span text:style-name="T4"><text:s text:c="4"/>ExpresionNiv4.parh = ExpresionNiv3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OpNiv4 ExpresionNiv4</text:span></text:span></text:p>
      <text:p text:style-name="Standard"><text:span text:style-name="Fuente_20_de_20_párrafo_20_predeter."><text:span text:style-name="T4"><text:s text:c="4"/>ExpresionNiv40.cod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resionNiv41.cod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resionNiv41.cod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resionNiv41.cod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resionNiv41.cod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resionNiv41.cod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resionNiv41.cod || CastChar</text:span></text:span></text:p>
      <text:p text:style-name="Standard"><text:span text:style-name="Fuente_20_de_20_párrafo_20_predeter."><text:span text:style-name="T4"><text:s text:c="4"/>ExpresionNiv40.modo = val</text:span></text:span></text:p>
      <text:p text:style-name="Standard"><text:span text:style-name="Fuente_20_de_20_párrafo_20_predeter."><text:span text:style-name="T4"><text:s text:c="4"/>ExpresionNiv41.etqh = ExpresionNiv4.etqh</text:span></text:span></text:p>
      <text:p text:style-name="Standard"><text:span text:style-name="Fuente_20_de_20_párrafo_20_predeter."><text:span text:style-name="T4"><text:s text:c="4"/>ExpresionNiv40.etq <text:s/>= ExpresionNiv41.etq + 1</text:span></text:span></text:p>
      <text:p text:style-name="Standard"><text:span text:style-name="Fuente_20_de_20_párrafo_20_predeter."><text:span text:style-name="T4"><text:s text:c="4"/>ExpresionNiv41.parh 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| Expresion |</text:span></text:span></text:p>
      <text:p text:style-name="Standard"><text:span text:style-name="Fuente_20_de_20_párrafo_20_predeter."><text:span text:style-name="T4"><text:s text:c="4"/>ExpresionNiv4.cod <text:s/>= Expresion.cod || abs</text:span></text:span></text:p>
      <text:p text:style-name="Standard"><text:span text:style-name="Fuente_20_de_20_párrafo_20_predeter."><text:span text:style-name="T4"><text:s text:c="4"/>ExpresionNiv4.modo = Expresion.val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false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( Expresion )</text:span></text:span></text:p>
      <text:p text:style-name="Standard"><text:span text:style-name="Fuente_20_de_20_párrafo_20_predeter."><text:span text:style-name="T4"><text:s text:c="4"/>ExpresionNiv4.cod <text:s/>= Expresion.cod</text:span></text:span></text:p>
      <text:p text:style-name="Standard"><text:span text:style-name="Fuente_20_de_20_párrafo_20_predeter."><text:span text:style-name="T4"><text:s text:c="4"/>ExpresionNiv4.modo = Expresion.modo</text:span></text:span></text:p>
      <text:p text:style-name="Standard"><text:span text:style-name="Fuente_20_de_20_párrafo_20_predeter."><text:span text:style-name="T4"><text:s text:c="4"/>Expresion.etqh <text:s text:c="4"/>= ExpresionNiv4.etqh</text:span></text:span></text:p>
      <text:p text:style-name="Standard"><text:span text:style-name="Fuente_20_de_20_párrafo_20_predeter."><text:span text:style-name="T4"><text:s text:c="4"/>ExpresionNiv4.etq <text:s/>= Expresion.etq</text:span></text:span></text:p>
      <text:p text:style-name="Standard"><text:span text:style-name="Fuente_20_de_20_párrafo_20_predeter."><text:span text:style-name="T4"><text:s text:c="4"/>Expresion.parh <text:s text:c="4"/>= ExpresionNiv4.par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Literal</text:span></text:span></text:p>
      <text:p text:style-name="Standard"><text:span text:style-name="Fuente_20_de_20_párrafo_20_predeter."><text:span text:style-name="T4"><text:s text:c="4"/>ExpresionNiv4.cod <text:s/>= Literal.cod</text:span></text:span></text:p>
      <text:p text:style-name="Standard"><text:span text:style-name="Fuente_20_de_20_párrafo_20_predeter."><text:span text:style-name="T4"><text:s text:c="4"/>ExpresionNiv4.modo = var</text:span></text:span></text:p>
      <text:p text:style-name="Standard"><text:span text:style-name="Fuente_20_de_20_párrafo_20_predeter."><text:span text:style-name="T4"><text:s text:c="4"/>Literal.etqh = ExpresionNiv4.etqh</text:span></text:span></text:p>
      <text:p text:style-name="Standard"><text:span text:style-name="Fuente_20_de_20_párrafo_20_predeter."><text:span text:style-name="T4"><text:s text:c="4"/>ExpresionNiv4.etq <text:s/>= Literal.etq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xpresionNiv4 → Mem</text:span></text:span></text:p>
      <text:p text:style-name="Standard"><text:span text:style-name="Fuente_20_de_20_párrafo_20_predeter."><text:span text:style-name="T4"><text:s text:c="4"/>ExpresionNiv4.cod <text:s text:c="3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cod || apila-ind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pan text:style-name="Fuente_20_de_20_párrafo_20_predeter."><text:span text:style-name="T4"><text:s text:c="12"/>Mem.cod</text:span></text:span></text:p>
      <text:p text:style-name="Standard"><text:span text:style-name="Fuente_20_de_20_párrafo_20_predeter."><text:span text:style-name="T4"><text:s text:c="4"/>Mem.etqh <text:s text:c="7"/>= ExpresionNiv4.etqh</text:span></text:span></text:p>
      <text:p text:style-name="Standard"><text:span text:style-name="Fuente_20_de_20_párrafo_20_predeter."><text:span text:style-name="T4"><text:s text:c="4"/>ExpresionNiv4.etq <text:s text:c="4"/>=</text:span></text:span></text:p>
      <text:p text:style-name="Standard"><text:span text:style-name="Fuente_20_de_20_párrafo_20_predeter."><text:span text:style-name="T4"><text:s text:c="8"/>si esCompatibleConTipoBasico(Mem.tipo,ExpresionNiv4.tsh) /\ not ExpresionNiv4.parh</text:span></text:span></text:p>
      <text:p text:style-name="Standard"><text:span text:style-name="Fuente_20_de_20_párrafo_20_predeter."><text:span text:style-name="T4"><text:s text:c="12"/>Mem.etq + 1</text:span></text:span></text:p>
      <text:p text:style-name="Standard"><text:span text:style-name="Fuente_20_de_20_párrafo_20_predeter."><text:span text:style-name="T4"><text:s text:c="8"/>si no</text:span></text:span></text:p>
      <text:p text:style-name="Standard"><text:soft-page-break/><text:span text:style-name="Fuente_20_de_20_párrafo_20_predeter."><text:span text:style-name="T4"><text:s text:c="12"/>Mem.etq</text:span></text:span></text:p>
      <text:p text:style-name="Standard"><text:span text:style-name="Fuente_20_de_20_párrafo_20_predeter."><text:span text:style-name="T4"><text:s text:c="4"/>ExpresionNiv4.modo <text:s text:c="3"/>= va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Literal → litNat</text:span></text:span></text:p>
      <text:p text:style-name="Standard"><text:span text:style-name="Fuente_20_de_20_párrafo_20_predeter."><text:span text:style-name="T4"><text:s text:c="4"/>Literal.cod = apila LitNat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4">Literal → litFlo</text:span></text:span></text:p>
      <text:p text:style-name="Standard"><text:span text:style-name="Fuente_20_de_20_párrafo_20_predeter."><text:span text:style-name="T4"><text:s text:c="4"/>Literal.cod = apila litFlo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4">Literal → litTrue</text:span></text:span></text:p>
      <text:p text:style-name="Standard"><text:span text:style-name="Fuente_20_de_20_párrafo_20_predeter."><text:span text:style-name="T4"><text:s text:c="4"/>Literal.cod = apila tru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4">Literal → litFalse</text:span></text:span></text:p>
      <text:p text:style-name="Standard"><text:span text:style-name="Fuente_20_de_20_párrafo_20_predeter."><text:span text:style-name="T4"><text:s text:c="4"/>Literal.cod = apila false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  <text:p text:style-name="Standard"><text:span text:style-name="Fuente_20_de_20_párrafo_20_predeter."><text:span text:style-name="T4">Literal → litCha</text:span></text:span></text:p>
      <text:p text:style-name="Standard"><text:span text:style-name="Fuente_20_de_20_párrafo_20_predeter."><text:span text:style-name="T4"><text:s text:c="4"/>Literal.cod = apila litCha.lex</text:span></text:span></text:p>
      <text:p text:style-name="Standard"><text:span text:style-name="Fuente_20_de_20_párrafo_20_predeter."><text:span text:style-name="T4"><text:s text:c="4"/>Literal.etq = Literal.etqh + 1</text:span></text:span></text:p>
      <text:p text:style-name="Standard"><text:span text:style-name="Fuente_20_de_20_párrafo_20_predeter."><text:span text:style-name="T4"><text:s text:c="4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Gonzalo Jaureguizar</dc:creator>
    <meta:creation-date>2010-01-07T15:35:00Z</meta:creation-date>
    <dc:date>2010-05-09T14:52:25</dc:date>
    <meta:editing-cycles>81</meta:editing-cycles>
    <meta:editing-duration>PT26H45M54S</meta:editing-duration>
    <meta:document-statistic meta:table-count="1" meta:image-count="0" meta:object-count="3" meta:page-count="17" meta:paragraph-count="889" meta:word-count="3794" meta:character-count="2960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